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c1120" officeooo:paragraph-rsid="001c1120"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219104" officeooo:paragraph-rsid="00219104"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25284a" officeooo:paragraph-rsid="0025284a"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rsid="00298483" officeooo:paragraph-rsid="00298483"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2e4181" officeooo:paragraph-rsid="002e4181"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fo:font-weight="bold" officeooo:rsid="00408d8c" officeooo:paragraph-rsid="00408d8c"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468445" officeooo:paragraph-rsid="00468445"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font-size="15pt" fo:font-weight="bold" officeooo:rsid="004bb4f6" officeooo:paragraph-rsid="004bb4f6"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fo:font-size="15pt" fo:font-weight="bold" officeooo:rsid="0050d3c1" officeooo:paragraph-rsid="0050d3c1" style:font-size-asian="13.1000003814697pt" style:font-weight-asian="bold" style:font-size-complex="15pt" style:font-weight-complex="bold"/>
    </style:style>
    <style:style style:name="P10" style:family="paragraph" style:parent-style-name="Standard">
      <style:paragraph-properties fo:text-align="center" style:justify-single-word="false"/>
      <style:text-properties fo:font-size="15pt" fo:font-weight="bold" officeooo:rsid="00549e98" officeooo:paragraph-rsid="00549e98"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0a056" officeooo:paragraph-rsid="0000a056"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fo:font-size="15pt" style:text-underline-style="none" fo:font-weight="bold" officeooo:rsid="0000a056" officeooo:paragraph-rsid="0000a056"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15pt" style:text-underline-style="none" fo:font-weight="bold" officeooo:rsid="00125649" officeooo:paragraph-rsid="00125649" style:font-size-asian="13.1000003814697pt" style:font-weight-asian="bold" style:font-size-complex="15pt" style:font-weight-complex="bold"/>
    </style:style>
    <style:style style:name="P14" style:family="paragraph" style:parent-style-name="Standard">
      <style:paragraph-properties fo:text-align="center" style:justify-single-word="false"/>
      <style:text-properties fo:font-size="15pt" style:text-underline-style="none" fo:font-weight="bold" officeooo:rsid="0019397c" officeooo:paragraph-rsid="0019397c"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fo:font-size="15pt" style:text-underline-style="none" fo:font-weight="bold" officeooo:rsid="00070e50" officeooo:paragraph-rsid="00070e50"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2pt" style:text-underline-style="none" fo:font-weight="normal" officeooo:rsid="0000a056" officeooo:paragraph-rsid="0000a05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0a056" officeooo:paragraph-rsid="0004ad5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5c7c1" officeooo:paragraph-rsid="0005c7c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070016" officeooo:paragraph-rsid="0007001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070e50" officeooo:paragraph-rsid="00070e5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903ee" officeooo:paragraph-rsid="000903e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0a8b5e" officeooo:paragraph-rsid="000a8b5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b0e79" officeooo:paragraph-rsid="000b0e7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0bddf5" officeooo:paragraph-rsid="000bddf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0bddf5" officeooo:paragraph-rsid="000dc5c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0bddf5" officeooo:paragraph-rsid="000eca49"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0bddf5" officeooo:paragraph-rsid="0029b22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0eca49" officeooo:paragraph-rsid="000eca4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105a20" officeooo:paragraph-rsid="00105a2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05a20" officeooo:paragraph-rsid="00120f7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125649" officeooo:paragraph-rsid="0012564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3e2e7" officeooo:paragraph-rsid="0013e2e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50889" officeooo:paragraph-rsid="00150889"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15d0d4" officeooo:paragraph-rsid="0015d0d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15fd85" officeooo:paragraph-rsid="0015fd85"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173969" officeooo:paragraph-rsid="0017396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18922e" officeooo:paragraph-rsid="0018922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19397c" officeooo:paragraph-rsid="0019397c"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1a82e0" officeooo:paragraph-rsid="001a82e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1b3520" officeooo:paragraph-rsid="001b3520"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1b3bd5" officeooo:paragraph-rsid="001b3bd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01ac31" officeooo:paragraph-rsid="0004ad5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0dc5c3" officeooo:paragraph-rsid="000dc5c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none" fo:font-weight="normal" officeooo:rsid="0005cd3a" officeooo:paragraph-rsid="0005c7c1"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normal" officeooo:rsid="00070016" officeooo:paragraph-rsid="00070016"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style:text-underline-style="none" fo:font-weight="normal" officeooo:rsid="00070e50" officeooo:paragraph-rsid="00070e50"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style:text-underline-style="none" fo:font-weight="normal" officeooo:rsid="00150889" officeooo:paragraph-rsid="0013e2e7"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150889" officeooo:paragraph-rsid="00150889"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15d0d4" officeooo:paragraph-rsid="0015d0d4"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none" fo:font-weight="normal" officeooo:rsid="0015fd85" officeooo:paragraph-rsid="0015d0d4"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none" fo:font-weight="normal" officeooo:rsid="0015fd85" officeooo:paragraph-rsid="0015fd85"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173969" officeooo:paragraph-rsid="00173969"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none" fo:font-weight="normal" officeooo:rsid="0018922e" officeooo:paragraph-rsid="0018922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none" fo:font-weight="normal" officeooo:rsid="0019397c" officeooo:paragraph-rsid="0018922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font-size="12pt" style:text-underline-style="none" fo:font-weight="normal" officeooo:rsid="0019397c" officeooo:paragraph-rsid="0019397c"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219104" officeooo:paragraph-rsid="00219104"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22e389" officeooo:paragraph-rsid="0022e389"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248afc" officeooo:paragraph-rsid="00248afc"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2695f4" officeooo:paragraph-rsid="002695f4"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27c69c" officeooo:paragraph-rsid="0027c69c"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282938" officeooo:paragraph-rsid="00282938"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298483" officeooo:paragraph-rsid="00298483"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29a419" officeooo:paragraph-rsid="0029a419"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29b226" officeooo:paragraph-rsid="0029b226"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2ba7a7" officeooo:paragraph-rsid="002ba7a7"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2cdc41" officeooo:paragraph-rsid="002cdc41"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2e4181" officeooo:paragraph-rsid="002e4181"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2f29db" officeooo:paragraph-rsid="002f29db"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3082b4" officeooo:paragraph-rsid="003082b4"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312d92" officeooo:paragraph-rsid="00312d9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32f27d" officeooo:paragraph-rsid="0032f27d"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33c4e6" officeooo:paragraph-rsid="0033c4e6"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25284a" officeooo:paragraph-rsid="0025284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408d8c" officeooo:paragraph-rsid="00408d8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426b8b" officeooo:paragraph-rsid="00426b8b"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43b9a0" officeooo:paragraph-rsid="0043b9a0"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4fcb6" officeooo:paragraph-rsid="0044fcb6"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55970" officeooo:paragraph-rsid="00455970"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6692a" officeooo:paragraph-rsid="0046692a"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68445" officeooo:paragraph-rsid="00468445"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90b42" officeooo:paragraph-rsid="00490b42"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a2add" officeooo:paragraph-rsid="004a2add"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a7ce7" officeooo:paragraph-rsid="004a7ce7"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bb4f6" officeooo:paragraph-rsid="004bb4f6"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cfe15" officeooo:paragraph-rsid="004cfe1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dc9d4" officeooo:paragraph-rsid="004dc9d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4f3aec" officeooo:paragraph-rsid="004f3aec"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4f8cd5" officeooo:paragraph-rsid="004f8cd5"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50d3c1" officeooo:paragraph-rsid="0050d3c1"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51590c" officeooo:paragraph-rsid="0051590c"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1675e" officeooo:paragraph-rsid="0051675e"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5167f9" officeooo:paragraph-rsid="005167f9"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533b1c" officeooo:paragraph-rsid="00533b1c"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549e98" officeooo:paragraph-rsid="00549e98"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562111" officeooo:paragraph-rsid="00562111"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562111" officeooo:paragraph-rsid="0056db84"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bold" officeooo:rsid="00533b1c" officeooo:paragraph-rsid="0056db84" style:font-size-asian="10.5pt" style:font-weight-asian="bold" style:font-size-complex="12pt" style:font-weight-complex="bold"/>
    </style:style>
    <style:style style:name="P98" style:family="paragraph" style:parent-style-name="Standard">
      <style:paragraph-properties fo:text-align="start" style:justify-single-word="false"/>
      <style:text-properties officeooo:paragraph-rsid="0025284a"/>
    </style:style>
    <style:style style:name="P99" style:family="paragraph" style:parent-style-name="Standard">
      <style:paragraph-properties fo:text-align="start" style:justify-single-word="false"/>
      <style:text-properties officeooo:paragraph-rsid="00312d92"/>
    </style:style>
    <style:style style:name="P100" style:family="paragraph" style:parent-style-name="Standard">
      <style:text-properties officeooo:rsid="001b3bd5" officeooo:paragraph-rsid="001b3bd5"/>
    </style:style>
    <style:style style:name="P101" style:family="paragraph" style:parent-style-name="Standard">
      <style:text-properties officeooo:rsid="001b88f4" officeooo:paragraph-rsid="001b88f4"/>
    </style:style>
    <style:style style:name="P102" style:family="paragraph" style:parent-style-name="Standard">
      <style:text-properties officeooo:rsid="001c1120" officeooo:paragraph-rsid="001c1120"/>
    </style:style>
    <style:style style:name="P103" style:family="paragraph" style:parent-style-name="Standard">
      <style:text-properties officeooo:rsid="001c18d5" officeooo:paragraph-rsid="001c18d5"/>
    </style:style>
    <style:style style:name="P104" style:family="paragraph" style:parent-style-name="Standard">
      <style:text-properties officeooo:rsid="001de2f4" officeooo:paragraph-rsid="001de2f4"/>
    </style:style>
    <style:style style:name="P105" style:family="paragraph" style:parent-style-name="Standard">
      <style:text-properties officeooo:rsid="001ef887" officeooo:paragraph-rsid="001ef887"/>
    </style:style>
    <style:style style:name="P106" style:family="paragraph" style:parent-style-name="Standard">
      <style:text-properties officeooo:rsid="001efe1b" officeooo:paragraph-rsid="001efe1b"/>
    </style:style>
    <style:style style:name="P107" style:family="paragraph" style:parent-style-name="Standard">
      <style:text-properties officeooo:rsid="002091d6" officeooo:paragraph-rsid="002091d6"/>
    </style:style>
    <style:style style:name="P108" style:family="paragraph" style:parent-style-name="Standard">
      <style:text-properties officeooo:rsid="0020dc52" officeooo:paragraph-rsid="0020dc52"/>
    </style:style>
    <style:style style:name="P109" style:family="paragraph" style:parent-style-name="Standard">
      <style:text-properties officeooo:rsid="00219104" officeooo:paragraph-rsid="00219104"/>
    </style:style>
    <style:style style:name="P110" style:family="paragraph" style:parent-style-name="Standard">
      <style:text-properties officeooo:rsid="00219104" officeooo:paragraph-rsid="003bcfd8"/>
    </style:style>
    <style:style style:name="P111" style:family="paragraph" style:parent-style-name="Standard">
      <style:paragraph-properties fo:text-align="start" style:justify-single-word="false"/>
      <style:text-properties officeooo:rsid="0025284a" officeooo:paragraph-rsid="0025284a"/>
    </style:style>
    <style:style style:name="P112" style:family="paragraph" style:parent-style-name="Standard">
      <style:text-properties officeooo:rsid="0056db84" officeooo:paragraph-rsid="0056db84"/>
    </style:style>
    <style:style style:name="P113" style:family="paragraph" style:parent-style-name="Standard">
      <style:text-properties officeooo:rsid="005757ca" officeooo:paragraph-rsid="005757ca"/>
    </style:style>
    <style:style style:name="P114" style:family="paragraph" style:parent-style-name="Standard">
      <style:text-properties officeooo:rsid="0058cb64" officeooo:paragraph-rsid="0058cb64"/>
    </style:style>
    <style:style style:name="P115" style:family="paragraph" style:parent-style-name="Standard">
      <style:text-properties officeooo:rsid="005a4e9a" officeooo:paragraph-rsid="005a4e9a"/>
    </style:style>
    <style:style style:name="P116" style:family="paragraph" style:parent-style-name="Standard">
      <style:text-properties officeooo:rsid="005c11c6" officeooo:paragraph-rsid="005c11c6"/>
    </style:style>
    <style:style style:name="P117" style:family="paragraph" style:parent-style-name="Standard">
      <style:text-properties officeooo:rsid="005e2776" officeooo:paragraph-rsid="005e2776"/>
    </style:style>
    <style:style style:name="P118" style:family="paragraph" style:parent-style-name="Standard">
      <style:text-properties officeooo:paragraph-rsid="005e2776"/>
    </style:style>
    <style:style style:name="P119" style:family="paragraph" style:parent-style-name="Standard">
      <style:text-properties officeooo:rsid="005f6ecc" officeooo:paragraph-rsid="005f6ecc"/>
    </style:style>
    <style:style style:name="P120" style:family="paragraph" style:parent-style-name="Standard">
      <style:text-properties officeooo:rsid="005f7b5c" officeooo:paragraph-rsid="005f7b5c"/>
    </style:style>
    <style:style style:name="P121" style:family="paragraph" style:parent-style-name="Standard">
      <style:text-properties officeooo:rsid="0060694c" officeooo:paragraph-rsid="0060694c"/>
    </style:style>
    <style:style style:name="P122" style:family="paragraph" style:parent-style-name="Standard">
      <style:text-properties fo:color="#c9211e" officeooo:rsid="0060694c" officeooo:paragraph-rsid="0060694c"/>
    </style:style>
    <style:style style:name="P123" style:family="paragraph" style:parent-style-name="newyear">
      <style:text-properties officeooo:rsid="0056db84" officeooo:paragraph-rsid="0056db84"/>
    </style:style>
    <style:style style:name="P124" style:family="paragraph" style:parent-style-name="newyear">
      <style:text-properties officeooo:rsid="005c11c6" officeooo:paragraph-rsid="005c11c6"/>
    </style:style>
    <style:style style:name="P125" style:family="paragraph" style:parent-style-name="newyear">
      <style:text-properties officeooo:rsid="005f6ecc" officeooo:paragraph-rsid="005f6ecc"/>
    </style:style>
    <style:style style:name="P126" style:family="paragraph" style:parent-style-name="Standard">
      <style:paragraph-properties fo:text-align="start" style:justify-single-word="false"/>
      <style:text-properties fo:font-size="12pt" fo:font-weight="normal" officeooo:rsid="0056db84" officeooo:paragraph-rsid="0056db84" style:font-size-asian="10.5pt" style:font-weight-asian="normal" style:font-size-complex="12pt" style:font-weight-complex="normal"/>
    </style:style>
    <style:style style:name="T1" style:family="text">
      <style:text-properties officeooo:rsid="0001ac31"/>
    </style:style>
    <style:style style:name="T2" style:family="text">
      <style:text-properties officeooo:rsid="0004ad57"/>
    </style:style>
    <style:style style:name="T3" style:family="text">
      <style:text-properties fo:font-size="12pt" style:text-underline-style="none" fo:font-weight="normal" officeooo:rsid="001b3bd5" style:font-size-asian="10.5pt" style:font-weight-asian="normal" style:font-size-complex="12pt" style:font-weight-complex="normal"/>
    </style:style>
    <style:style style:name="T4" style:family="text">
      <style:text-properties fo:font-size="12pt" style:text-underline-style="none" fo:font-weight="normal" officeooo:rsid="003a78c8" style:font-size-asian="10.5pt" style:font-weight-asian="normal" style:font-size-complex="12pt"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3dbbf3" style:font-size-asian="10.5pt" style:font-weight-asian="normal" style:font-size-complex="12pt" style:font-weight-complex="normal"/>
    </style:style>
    <style:style style:name="T7" style:family="text">
      <style:text-properties fo:font-size="12pt" fo:font-weight="normal" officeooo:rsid="0025284a" style:font-size-asian="10.5pt" style:font-weight-asian="normal" style:font-size-complex="12pt" style:font-weight-complex="normal"/>
    </style:style>
    <style:style style:name="T8" style:family="text">
      <style:text-properties fo:font-size="12pt" fo:font-weight="normal" officeooo:rsid="00312d92" style:font-size-asian="10.5pt" style:font-weight-asian="normal" style:font-size-complex="12pt" style:font-weight-complex="normal"/>
    </style:style>
    <style:style style:name="T9" style:family="text">
      <style:text-properties fo:font-size="12pt" fo:font-weight="normal" officeooo:rsid="003ea257" style:font-size-asian="10.5pt" style:font-weight-asian="normal" style:font-size-complex="12pt" style:font-weight-complex="normal"/>
    </style:style>
    <style:style style:name="T10" style:family="text">
      <style:text-properties fo:font-size="12pt" fo:font-weight="normal" officeooo:rsid="0031fac1" style:font-size-asian="10.5pt" style:font-weight-asian="normal" style:font-size-complex="12pt" style:font-weight-complex="normal"/>
    </style:style>
    <style:style style:name="T11" style:family="text">
      <style:text-properties fo:font-size="12pt" fo:font-weight="normal" officeooo:rsid="005f6254" style:font-size-asian="10.5pt" style:font-weight-asian="normal" style:font-size-complex="12pt" style:font-weight-complex="normal"/>
    </style:style>
    <style:style style:name="T12" style:family="text">
      <style:text-properties style:font-size-asian="12pt"/>
    </style:style>
    <style:style style:name="T13" style:family="text">
      <style:text-properties officeooo:rsid="0000a056" style:font-size-asian="12pt"/>
    </style:style>
    <style:style style:name="T14" style:family="text">
      <style:text-properties officeooo:rsid="0005cd3a" style:font-size-asian="12pt"/>
    </style:style>
    <style:style style:name="T15" style:family="text">
      <style:text-properties officeooo:rsid="0005c7c1" style:font-size-asian="12pt"/>
    </style:style>
    <style:style style:name="T16" style:family="text">
      <style:text-properties officeooo:rsid="0015fd85" style:font-size-asian="12pt"/>
    </style:style>
    <style:style style:name="T17" style:family="text">
      <style:text-properties officeooo:rsid="0019397c" style:font-size-asian="12pt"/>
    </style:style>
    <style:style style:name="T18" style:family="text">
      <style:text-properties officeooo:rsid="001efe1b" style:font-size-asian="12pt"/>
    </style:style>
    <style:style style:name="T19" style:family="text">
      <style:text-properties officeooo:rsid="0029b226" style:font-size-asian="12pt"/>
    </style:style>
    <style:style style:name="T20" style:family="text">
      <style:text-properties officeooo:rsid="003629c3" style:font-size-asian="12pt"/>
    </style:style>
    <style:style style:name="T21" style:family="text">
      <style:text-properties officeooo:rsid="00380461" style:font-size-asian="12pt"/>
    </style:style>
    <style:style style:name="T22" style:family="text">
      <style:text-properties officeooo:rsid="0039f1c5" style:font-size-asian="12pt"/>
    </style:style>
    <style:style style:name="T23" style:family="text">
      <style:text-properties officeooo:rsid="003a78c8" style:font-size-asian="12pt"/>
    </style:style>
    <style:style style:name="T24" style:family="text">
      <style:text-properties officeooo:rsid="00085c52"/>
    </style:style>
    <style:style style:name="T25" style:family="text">
      <style:text-properties officeooo:rsid="000dc5c3"/>
    </style:style>
    <style:style style:name="T26" style:family="text">
      <style:text-properties officeooo:rsid="000eca49"/>
    </style:style>
    <style:style style:name="T27" style:family="text">
      <style:text-properties officeooo:rsid="00120f79"/>
    </style:style>
    <style:style style:name="T28" style:family="text">
      <style:text-properties officeooo:rsid="0013e2e7"/>
    </style:style>
    <style:style style:name="T29" style:family="text">
      <style:text-properties officeooo:rsid="001b3bd5"/>
    </style:style>
    <style:style style:name="T30" style:family="text">
      <style:text-properties officeooo:rsid="001de2f4"/>
    </style:style>
    <style:style style:name="T31" style:family="text">
      <style:text-properties officeooo:rsid="001ef887"/>
    </style:style>
    <style:style style:name="T32" style:family="text">
      <style:text-properties officeooo:rsid="0020dc52"/>
    </style:style>
    <style:style style:name="T33" style:family="text">
      <style:text-properties officeooo:rsid="00298483"/>
    </style:style>
    <style:style style:name="T34" style:family="text">
      <style:text-properties style:text-position="super 58%"/>
    </style:style>
    <style:style style:name="T35" style:family="text">
      <style:text-properties officeooo:rsid="0029b226"/>
    </style:style>
    <style:style style:name="T36" style:family="text">
      <style:text-properties officeooo:rsid="002ac048"/>
    </style:style>
    <style:style style:name="T37" style:family="text">
      <style:text-properties officeooo:rsid="002cdc41"/>
    </style:style>
    <style:style style:name="T38" style:family="text">
      <style:text-properties officeooo:rsid="00380461"/>
    </style:style>
    <style:style style:name="T39" style:family="text">
      <style:text-properties officeooo:rsid="0039f1c5"/>
    </style:style>
    <style:style style:name="T40" style:family="text">
      <style:text-properties officeooo:rsid="003a78c8"/>
    </style:style>
    <style:style style:name="T41" style:family="text">
      <style:text-properties officeooo:rsid="003bcfd8"/>
    </style:style>
    <style:style style:name="T42" style:family="text">
      <style:text-properties officeooo:rsid="003dbbf3"/>
    </style:style>
    <style:style style:name="T43" style:family="text">
      <style:text-properties officeooo:rsid="003dc506"/>
    </style:style>
    <style:style style:name="T44" style:family="text">
      <style:text-properties officeooo:rsid="003ea257"/>
    </style:style>
    <style:style style:name="T45" style:family="text">
      <style:text-properties officeooo:rsid="00426b8b"/>
    </style:style>
    <style:style style:name="T46" style:family="text">
      <style:text-properties officeooo:rsid="00455970"/>
    </style:style>
    <style:style style:name="T47" style:family="text">
      <style:text-properties officeooo:rsid="0046692a"/>
    </style:style>
    <style:style style:name="T48" style:family="text">
      <style:text-properties officeooo:rsid="00468445"/>
    </style:style>
    <style:style style:name="T49" style:family="text">
      <style:text-properties officeooo:rsid="0046ff0f"/>
    </style:style>
    <style:style style:name="T50" style:family="text">
      <style:text-properties officeooo:rsid="004a7ce7"/>
    </style:style>
    <style:style style:name="T51" style:family="text">
      <style:text-properties officeooo:rsid="004bb4f6"/>
    </style:style>
    <style:style style:name="T52" style:family="text">
      <style:text-properties officeooo:rsid="004cfe15"/>
    </style:style>
    <style:style style:name="T53" style:family="text">
      <style:text-properties officeooo:rsid="0056db84"/>
    </style:style>
    <style:style style:name="T54" style:family="text">
      <style:text-properties officeooo:rsid="005757ca"/>
    </style:style>
    <style:style style:name="T55" style:family="text">
      <style:text-properties officeooo:rsid="005e2776"/>
    </style:style>
    <style:style style:name="T56" style:family="text">
      <style:text-properties officeooo:rsid="005f7b5c"/>
    </style:style>
    <style:style style:name="T57" style:family="text">
      <style:text-properties officeooo:rsid="00618397"/>
    </style:style>
    <style:style style:name="T58" style:family="text">
      <style:text-properties officeooo:rsid="0061da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text:span text:style-name="T31">oux</text:span> Georgios “<text:span text:style-name="T58">the Chaste”</text:span> of Cibyrrhaeot</text:p>
      <text:p text:style-name="P11"/>
      <text:p text:style-name="P11"/>
      <text:p text:style-name="P12">936</text:p>
      <text:p text:style-name="P12"/>
      <text:p text:style-name="P16">Jan. 1</text:p>
      <text:p text:style-name="P16"/>
      <text:p text:style-name="P17">Upon the death of my father, Stuarkios, I his oldest son Georgios, have been made Count of Lykia and D<text:span text:style-name="T31">oux</text:span> of Cibyrrhaeot charged with maintaining the lands granted to my father for his great service during the Cretan expedition in 911. Upon his return two years later <text:span text:style-name="T1">he was recognized for his great bravery and leadership during the war and charged with maintaining the general naval defenses of Cibyrrhaeot. Long a target of Muslim for hundreds of years the men of Cibyrrhaeot have defended the shores of Anatolia from Muslim invaders. Our position in the face of the Muslim scourge is indeed dire. After the loss of Crete in 827 raids against our people became almost common. My father’s brave attack on Crete, although fated to fail, dealt a mighty blow to their pride. They were made to feel the cruelty of watching their cities burned and treasures stolen. The constant war with the Muslims has recently taken a lighter note. Since the days of Justinian in the 500’s our once mighty empire has suffered defeat after defeat. Only in the last century under the rise of the Macedonian Emperors and the strong Emperor Basil in 866 have some modest gains been made. Basil was able to ally with our once great friends in Rome to successfully clear the Adriatic of Arabs and secured Roman interests in southern Italy as well as Sicily. We are unlikely to see another great man of his type in our lifetimes however. After his death the Roman position in Sicily quickly deteriorated and we hold now but a small military fort on the northwestern spit of the isle. This position as well remains under constant threat of the Sicilian Emirate. </text:span></text:p>
      <text:p text:style-name="P42"><text:tab/>22 years ago the Emperor Alexandros II died without leaving any adult male heirs. His oldest son, Konstantinos VII, was presumed to be the heir but several military commanders disliked the idea and demanded strong leadership was needed to defend our positions both in the east and in the Mediteranean. This led directly to a period of social strife and uncertainty. Looking to capitalize on our turmoil Simeon of Bulgaria met in secret with the former Patriarch of Constantinople and declared himself “Tsar of the Bulgarians” Supporters of Konstantinos led by his mother Zoe quickly organized a hastily planned invasion of Bulgaria which was destroyed, uterlly humiliated, at the battle of Acheloos in 917. Simeon pursued the defeated army to the gates of Constantinople itslef and in a peace treaty was named “Tsar of all Bulgarians and Romans” Zoe to her credit refused to allow Konstantinos to marry the daughter of Simeon paving the way for the rise of our current Emperor Romanos.</text:p>
      <text:p text:style-name="P17"><text:span text:style-name="T1"><text:tab/> Romanos commanded a Roman fleet in the Black sea during the Bulgarian wars and at the proclomation of a Bulgarian Emperor was furious. Romanos a shrewd and tough soldier saw an opprotunity as the Bulgarians returned north to destroy the Serbian assaults. Romanos gathered a powerful force consisting of veterans on the shores of the Black Sea and stormed Constantinople taking the Imperial Palace itself and forced the surrender of the already defeated general Leo Phokas. Romanos secured the marriage of Zoe’s son Konstantinos to his own daughter and was crowned Emperor of Rome in 918 shortly following Zoe’s death. It seems clear to me that Romanos had Zoe killed but the details are not made clear to me. Following his coronation, the third destruction of government in a year, Romanos worked swiftly and tirelessly to secure the Roman defenses against the inevitable return of the Bulgarians. Relying on Armenian rather than Macedonian troops Romanos found that the rough way of life (and lack of cultural understanding) afforded a more total war approach to their battles and ultimately defended the walls of Constantinople for 5 long years. In the sixth Romanos and Simeon met face to face and agreed on a ceasefire. Romanos, as shrewd in </text:span><text:soft-page-break/><text:span text:style-name="T1">diplomacy as in battle, agreed Simeon was the Emperor of Bulgaria and of Romans in Bulgaria but forced his concession that Romanos, not Simeon, would be Emperor of Rome and rule in the holy city of Constantinople. Simeon died in 927 and his young son, eager to display his new found imperial splenor, hastily invaded Macedon and was promplty defeated. Romanos, ever the shrewd diplomat, demanded that his Grandaughter marry the young Bulgarian emperor in exchange for a longer lasting peace. The marriage was secured effectively ending the Bulgarian war. With the position in the East secure Romanos moved swiftly to the ever pressing mattes in the east.</text:span></text:p>
      <text:p text:style-name="P17"><text:tab/><text:span text:style-name="T2">A massive military invasion led by the brilliant general Ioannes Kourkouas captured Kolonei in 934, Melitene in 935 and just this christmas a victory in Taron the city of Manzikert was taken from the Arabs marking our first great victory in the East over the Muslims in over a hudnred years. For the first time in recent history can it be said we have the Muslims on the run in the east. Emperor Romanos is growing with age and his years are surely few. It is unlikely we will be able to take Sicily, Crete, or Antioch and therefore he will never be remembered in the same likes as Basil but this does not take any credit from the shrewd man who not only secured the position of our empire in the face of turmoil but has managed to reverse our position in the East as well.</text:span></text:p>
      <text:p text:style-name="P17"/>
      <text:p text:style-name="P18">Aug 7</text:p>
      <text:p text:style-name="P18"/>
      <text:p text:style-name="P18">My elevation to D<text:span text:style-name="T31">oux</text:span> of <text:span text:style-name="T13">Cibyrrhaeot </text:span><text:span text:style-name="T12">puts me in a rather awkward position indeed. I rule in the city of my father, Halikarnossos in the province Lykia, and continue in the position of my father to be the administrator on an imperial level of the naval the</text:span><text:span text:style-name="T18">me</text:span><text:span text:style-name="T12"> of Cibyrrha. In practice it is much more nuanced. The great Island of Rhodos where once stood the famed Collossus and now </text:span><text:span text:style-name="T14">our mighty fleets are based is under direct cont</text:span><text:span text:style-name="T20">ro</text:span><text:span text:style-name="T14">l of my younger half brother, Artemios. Artemios, a <text:tab/>quick and intelligent talker persuaded our father that though he may not inherit his imperial duties let him be free, or at least well removed, from me. I do not believe he hates me, or even envies my position but since we were children he has always thought himself better than me and in many ways he is but duty is duty and our strained relationship makes our present situation all the more uncomfortable. For now I am content allowing him to stay in Rhodos and I will manage my imperial duties to the best of my abilities. In the east the city of Attaleia is also under the direction of my impirial the</text:span><text:span text:style-name="T18">me</text:span><text:span text:style-name="T14">. Count Photeinos rules in a lax and easy manner. He is more concerned with the contents of his dinner plate than the strength of our navy but he ramins a friend nonetheless. Artem</text:span><text:span text:style-name="T19">io</text:span><text:span text:style-name="T14">s remains my second in command and as I have no wife or children, my heir apparet. I have spent much of my life (and at 34 all of my youth) a church more more or less and only recently have I set my sights on the fairer sex. I have decided that time has come and I will seek a marriage if only to continue the strong line of my father.</text:span></text:p>
      <text:p text:style-name="P44"/>
      <text:p text:style-name="P19"><text:span text:style-name="T14">A</text:span><text:span text:style-name="T12">ug 31</text:span></text:p>
      <text:p text:style-name="P45"/>
      <text:p text:style-name="P45">A young Greek woman of Demetrias, Basillike, whose father fought with my father in the Cretian expedition has been given to me in marriage. I have sworn a sollumn oath under God to be faithful forever and the reamain her constant companion and caregiver until the end of our days. She seems distant, unhappy, and I have caught her lying already several times but she is beautiful and I know our time together will be blessed.</text:p>
      <text:p text:style-name="P45"/>
      <text:p text:style-name="P45">Sept 8</text:p>
      <text:p text:style-name="P45"/>
      <text:p text:style-name="P45">Emperor Peter of Bulgaria has begun a new invasion of Sicily. Roughly 2500 men, including Roman vollunteers of Macedonia, have begun to muster in preparation of an assault. I wish them great luck in their conquest.</text:p>
      <text:p text:style-name="P45"/>
      <text:p text:style-name="P45"><text:soft-page-break/>18 September</text:p>
      <text:p text:style-name="P45"/>
      <text:p text:style-name="P45">My wife, Basillike, is a lustful woman. Last night she tried to have me do unspeakable things to her. I was raised a chaste man of the church and I will not forget my teachings under God. I desire children as well but I was unprepared for what she asked of me last night.</text:p>
      <text:p text:style-name="P45"/>
      <text:p text:style-name="P45">29 September</text:p>
      <text:p text:style-name="P45"/>
      <text:p text:style-name="P19"><text:span text:style-name="T12">Pressing his victories in the east Emperor Romanos has asked for men of the faith to join the great General </text:span><text:span text:style-name="T21">Ioannes</text:span><text:span text:style-name="T12"> Kourouas in an assault upon the city of Edessa. I am of course obliged to join my liege in battle and I will send what men I can muster to the east at once!</text:span></text:p>
      <text:p text:style-name="P45"/>
      <text:p text:style-name="P46">27 November</text:p>
      <text:p text:style-name="P46"/>
      <text:p text:style-name="P46">Over 1000 men have departed for the eastern fronteir led by my commander Isaias of Telmissos. May God grant them glory!</text:p>
      <text:p text:style-name="P46"/>
      <text:p text:style-name="P15">937</text:p>
      <text:p text:style-name="P15"/>
      <text:p text:style-name="P20">7 January</text:p>
      <text:p text:style-name="P20"/>
      <text:p text:style-name="P20">I have received word that our soldiers have joined the grand army of Duke Marianos near the ciy of Tyanna over <text:span text:style-name="T24">200 miles away!</text:span></text:p>
      <text:p text:style-name="P21"/>
      <text:p text:style-name="P21">8 March</text:p>
      <text:p text:style-name="P21"/>
      <text:p text:style-name="P21">Our soldiers have arrived in Edessa and have laid siege to the city. I am told that our forces greatly outnumber the muslims. Glory to the Emperor Romanos! Glory to the Romans!</text:p>
      <text:p text:style-name="P21"/>
      <text:p text:style-name="P22">8 April</text:p>
      <text:p text:style-name="P22"/>
      <text:p text:style-name="P22">The war contiues to go well. I am told Emperor Romanos himself is leading our men to victory in Edessa. I almost dont believe it, he is 70 by now after all. A true modern day hero…</text:p>
      <text:p text:style-name="P22"/>
      <text:p text:style-name="P23">8 June</text:p>
      <text:p text:style-name="P23"/>
      <text:p text:style-name="P23">My Wife, Basillike, was striken with a sudden fever and died last night. A horrible tradgedy. The Bulgarian army has landed in Sicily and a growing movement in Italy is calling for independence from the Empire. I have joined with a growing faction including General Ioannes and the Emperor’s own son Prince Konstantinos of Abydos in calling for a suspension of the Imperial rules forbidding war between the themes. The outlandish behavior of the independence faction in Amfli forced me to join these ranks and I can only hope Emperor Romanos will recognize the threat the rebel Doge poses to our imperial splendor.</text:p>
      <text:p text:style-name="P23"/>
      <text:p text:style-name="P24">1 July</text:p>
      <text:p text:style-name="P24"/>
      <text:p text:style-name="P27">In the weeks since Basillike’s passing I have found that I miss a woman’s presence in my life. I spoke briefly with Artem<text:span text:style-name="T35">io</text:span>s on the matter and learned he had brought a young peasant woman into his life. At <text:soft-page-break/>his suggestion I have arranged for a young woman to be brought from the black sea to stay with me. Artem<text:span text:style-name="T35">io</text:span>s assured me that having a young strange woman around was invigorating but I still may come to regret my decision. I feel guilty to Basillike, like I never gave her my full attention, or the love that she deserved, that somehow I am responsible for her death. May God forgive me.</text:p>
      <text:p text:style-name="P24"/>
      <text:p text:style-name="P24">6 July</text:p>
      <text:p text:style-name="P24"/>
      <text:p text:style-name="P25">My marriage to a lowborn woman from the Black Sea can be seen as a dishonorable thing. This day has proven to be a great celebration. Emperor Romanos himself sent his blessings on our wedding (and <text:span text:style-name="T38">his</text:span> thanks for our military contribution) He has named me one of the Patrikios elevating me officially to a member of the higher class imperial society and cementing my position as Govenor and Administrator over the naval theme Cibyrrha! Glory to his majesy! My wife, Eirene, <text:span text:style-name="T25">seems a bit skitish at times but overall happier to be here than Basillike ever was. She is amazed by the great wealth she sees in our city. I can only imagine she must have been asleep as they passed through Constantinople…</text:span></text:p>
      <text:p text:style-name="P25"/>
      <text:p text:style-name="P43">9 August</text:p>
      <text:p text:style-name="P25"/>
      <text:p text:style-name="P43">Eirene has proven as lustful as Basillike maybe even more so. She is only 17 and has taken to strolling around my palace naked touching me in all so many places and tempting me like the devil herself. I am set in my ways however and I refuse to be tempted this way. I will allow her to continue but I myself must stay strong in the face of such temptation. God has shown me the way and I know how to stay, like a donkey, on the path set before me.</text:p>
      <text:p text:style-name="P25"/>
      <text:p text:style-name="P43">14 August</text:p>
      <text:p text:style-name="P25"/>
      <text:p text:style-name="P43">Eirene has become much more temperate. Perhaps she was only testing me, to see my true character before trusting me. </text:p>
      <text:p text:style-name="P25"/>
      <text:p text:style-name="P28">11 September</text:p>
      <text:p text:style-name="P28"/>
      <text:p text:style-name="P28">Edessa has fa<text:span text:style-name="T38">l</text:span>len to our great Roman army! General Io<text:span text:style-name="T39">a</text:span>nn<text:span text:style-name="T39">e</text:span>s has ordered a further advance meaning our men will not be returning home this year.</text:p>
      <text:p text:style-name="P25"/>
      <text:p text:style-name="P43">28 September</text:p>
      <text:p text:style-name="P25"/>
      <text:p text:style-name="P43">A peasant revolt in Galatia has neccesatated the retreat of our forward armies to the interior to secure domestric tranquility. A few thousand soldiers have been ordered to remain in Edessa to ensure the continued ownership over the city but the peasant revolt will be a serious setback in our conquest.</text:p>
      <text:p text:style-name="P25"/>
      <text:p text:style-name="P28">17 October</text:p>
      <text:p text:style-name="P26"/>
      <text:p text:style-name="P26"><text:span text:style-name="T26">The revolt has been squashed, for now, but no sooner was the army forced to retreat than the Muslims returned, and this time in greater number. Roughly 3000 infidels attacked our 2000 garrisoned soldiers remaining in Edessa. Our soldiers took great casualties and are now under siege in the city.</text:span> </text:p>
      <text:p text:style-name="P20"/>
      <text:p text:style-name="P29">3 November</text:p>
      <text:p text:style-name="P29"/>
      <text:p text:style-name="P30">Oh what horror! Emperor Romanos is dead! The rumors did prove true he was indeed present in the assault on Edessa and remained with the garrison while General Io<text:span text:style-name="T39">a</text:span>nn<text:span text:style-name="T39">e</text:span>s returned north to crush the <text:soft-page-break/>rebellion. Romanos was killed in a catapult strike that fatally destroyed his private residence in Edessa. <text:span text:style-name="T27">Our reinforcements remain en route and the death of the Emperor comes as a serious blow to the moral of the Edessa garrison. The Imperial Senate has chosen <text:s/>Konstantinos VII, son of Eve and wife of Romanos’ daughter Helene, as the new Emperor. Crowned Konstantinos VII of the Roman Empire I have voiced my objection and thrown support behind Prince Konstantinos, son of Romanos, as rightful heir to the throne but at this time neither of us would wage war to press that claim. The war will continue in the east and I will swallow my pride and obey the orders of Emperor Konstantinos VII (the scholar) for now.</text:span></text:p>
      <text:p text:style-name="P30"/>
      <text:p text:style-name="P31">9 November</text:p>
      <text:p text:style-name="P31"/>
      <text:p text:style-name="P31">The great General Io<text:span text:style-name="T38">a</text:span>nn<text:span text:style-name="T38">e</text:span>s has been made “Duke of Coloneia” and informed me he as well supports Prince Konstantinos for the throne. An early supporter of Romanos, <text:span text:style-name="T38">he</text:span> was there even at the capture of Constantinople, <text:span text:style-name="T38">Ioannes </text:span>agrees with me that Romanos was a truly great Emperor. Konstanti<text:span text:style-name="T38">nos VII</text:span> the Scholar lacks any military knowledge he tells me and that his knowledge in books (gained from a life inside a palace) will serve him not in our real world of constant warfare with the Muslims. I am happy to have <text:span text:style-name="T38">Doux Ioannes</text:span> as an ally…</text:p>
      <text:p text:style-name="P31"/>
      <text:p text:style-name="P31">20 December</text:p>
      <text:p text:style-name="P31"/>
      <text:p text:style-name="P31">Our reinforcements have arrived in Edessa and will avenge the death of our great Emperor!</text:p>
      <text:p text:style-name="P31"/>
      <text:p text:style-name="P13">938</text:p>
      <text:p text:style-name="P13"/>
      <text:p text:style-name="P31">11 January</text:p>
      <text:p text:style-name="P31"/>
      <text:p text:style-name="P31">Our great army has made short work of the Arabs. Under the Duke Marianos and Duke Io<text:span text:style-name="T39">a</text:span>nn<text:span text:style-name="T39">e</text:span>s we have pushed them back from the walls of Edessa all the way to Tell Bashir!</text:p>
      <text:p text:style-name="P31"/>
      <text:p text:style-name="P31">15 January</text:p>
      <text:p text:style-name="P31"/>
      <text:p text:style-name="P31">The majority of Dukes now support action against the rebel Doge in Italy for his continued advocacy for Italian Indepenance from Constantinople. Bulgaria <text:span text:style-name="T28">has made great progress in their attack on Sicily destroying the muslim army there and laying siege to the city of Monreale. Their victory may indeed be achieved meaning the Arab world will continue to fall to the swords of Christ!</text:span></text:p>
      <text:p text:style-name="P31"/>
      <text:p text:style-name="P32">1 March</text:p>
      <text:p text:style-name="P32"/>
      <text:p text:style-name="P32">I have begun the construction of a great set of walls in our city of <text:span text:style-name="T15">Halikarnossos. </text:span><text:span text:style-name="T12">I expect them to be finished next summer…</text:span></text:p>
      <text:p text:style-name="P47"/>
      <text:p text:style-name="P48">5 March</text:p>
      <text:p text:style-name="P48"/>
      <text:p text:style-name="P33"><text:span text:style-name="T12">A childhood friend of mine, Commander Theognostos, protector of the Otter, asked me to bestow a ceremonial name upon him. I of course obliged and named him “The Dove” in honor of his peaceful disposition, soothing voice, and his </text:span><text:span text:style-name="T22">long</text:span><text:span text:style-name="T12"> hair which is turning white. Ha!</text:span></text:p>
      <text:p text:style-name="P48"/>
      <text:p text:style-name="P48">1 April</text:p>
      <text:p text:style-name="P48"><text:soft-page-break/><text:line-break/>Our soldiers in the east are victorious! We have pushed back and pursued the Muslim enemy to the fornteirs of Nisibin! This is truly the turning point in Roman history. We are on a mission from God to restory the glory of our faded Empire!</text:p>
      <text:p text:style-name="P48"/>
      <text:p text:style-name="P49">21 April</text:p>
      <text:p text:style-name="P49"/>
      <text:p text:style-name="P49">After a lenghthy celebration of victory in Tell Bashir our soldiers begin their way home. Hopefully they will be here for Christmas…</text:p>
      <text:p text:style-name="P49"/>
      <text:p text:style-name="P49">26 May</text:p>
      <text:p text:style-name="P49"/>
      <text:p text:style-name="P34"><text:span text:style-name="T12">In celebration of our victory in Edessa Emperor Konstantinos </text:span><text:span text:style-name="T16">VII</text:span><text:span text:style-name="T12"> has agreed to lower crown authority and revoke the law forbidding inter-theme warfare. Already now rouge Doge of Amalfi has received heavy support from the Italian Duke of Capua. Capua has strong ties with the Catholic Kingdom of Italy where the Church leader in Roma has refused to listen to our spiritual counsel for some time now. We reamined allied against </text:span><text:span text:style-name="T16">the forces of Arabia but no lasting evidence of our once proud Roman brotherhood exists. </text:span></text:p>
      <text:p text:style-name="P50"/>
      <text:p text:style-name="P51">2 June</text:p>
      <text:p text:style-name="P51"/>
      <text:p text:style-name="P35"><text:span text:style-name="T12">Emperor Konstantinos VII has revoked the titles of Romanos’ grandson claiming that those lands belong rightfully to the Emperor of Rome. Already the support of our growing movement behind prince Konstantinos of Abydos <text:s/></text:span><text:span text:style-name="T23">(son of Romanos) </text:span><text:span text:style-name="T12">likely has more might behind it than the support of Emperor Konstantinos </text:span><text:span text:style-name="T23">VII</text:span><text:span text:style-name="T12"> “the Scholar” I am hopeful that the Scholar will step aside for a real military leader without our having to resort to war but I trust our men will return from Edessa ready willing and able to rise to the challenge should the need arise.</text:span></text:p>
      <text:p text:style-name="P51"/>
      <text:p text:style-name="P52">3 July</text:p>
      <text:p text:style-name="P52"/>
      <text:p text:style-name="P36"><text:span text:style-name="T12">Empero</text:span><text:span text:style-name="T23">r</text:span><text:span text:style-name="T12"> Konstantinos </text:span><text:span text:style-name="T23">VII</text:span><text:span text:style-name="T12"> has declared the Doge of Amalfi an enemy of the people and encourages all Romans to destroy his puny resistance. I have, for my part, decided our soldiers are needed more urgently at home but in this regard still throw my absolute support behind Roman loyalists.</text:span></text:p>
      <text:p text:style-name="P52"/>
      <text:p text:style-name="P52">5 August</text:p>
      <text:p text:style-name="P52"/>
      <text:p text:style-name="P52">Tsar Peter of Bulgaria has driven the Muslims (for the most part) from the island of Sicily!</text:p>
      <text:p text:style-name="P52"/>
      <text:p text:style-name="P53">17 August</text:p>
      <text:p text:style-name="P53"/>
      <text:p text:style-name="P37"><text:span text:style-name="T12">Our brave soldiers returned home today. Met with a parade in the streets we celebrated their great victory in the east. I spoke in private with Commander Isaias about the possibility of a civil war to install Prince Konstantinos on the Imperial throne. He did not jump at the idea and mentioned that after fighting together for </text:span><text:span text:style-name="T17">a year our soldiers now consider Thracian </text:span><text:span text:style-name="T23">and Greek</text:span><text:span text:style-name="T17"> troops like their brothers. Howerver when I pushed he insisted that they would obey any and all orders I may issue and he agreed that Konstantinos VII will prove an inefficiant military Emperor.</text:span></text:p>
      <text:p text:style-name="P54"/>
      <text:p text:style-name="P55">5 September</text:p>
      <text:p text:style-name="P55"/>
      <text:p text:style-name="P55"><text:soft-page-break/>It seems the more I refuse the advances of women the more they desire to be with me. Not only my wife Eirene but several peasant girls from around town and in the palace. Just last night my maid Sybilla grabbed my arm and asked if I would take her to bed. I refuse to give in to such temptation so help me God!</text:p>
      <text:p text:style-name="P55"/>
      <text:p text:style-name="P14">939</text:p>
      <text:p text:style-name="P14"/>
      <text:p text:style-name="P38">24 January</text:p>
      <text:p text:style-name="P38"/>
      <text:p text:style-name="P38">I received a letter from the Duke Marianos informing me he is in support of installing Prince Konstantinos on the throne. Meanwhile in Italy Roman armies have been unable to break the defenses of Doge Amalfi (bolstered by Italian mercenaries) <text:span text:style-name="T40">Observing</text:span> the Scholar’s dreadful handling of the Italian situation it has become apparent he is unable to care for the Empire in times of war. </text:p>
      <text:p text:style-name="P38"/>
      <text:p text:style-name="P39">11 February</text:p>
      <text:p text:style-name="P39"/>
      <text:p text:style-name="P39">My God, much the same affliction which struck down Basillike has now taken Eirene. A sharp fever, much coughing, and then death. She fell ill over a week ago but I trusted she would recover… God please what must be done?</text:p>
      <text:p text:style-name="P39"/>
      <text:p text:style-name="P39">6 March</text:p>
      <text:p text:style-name="P39"/>
      <text:p text:style-name="P39">The most shocking news of my life. I was awoken early this morning by a captain of the imperial navy stationed in Rhodos who claimed to have proof my half-brother Artem<text:span text:style-name="T35">io</text:span>s was planning to kill me. I could not believe it at first but he produced a vial of hemlock potion which had been found in garden and right away took me to a magister who confirmed they had received direct testimony of a Rhodisian spy why had infiltrated my kitchen and been attempting to poison me for some time. The most recent attempt failed because my late wife, Eirene, had taken the wine meant for me. The spy had assumed that under the cover of her illness it could be explained away but the hemlock potion was imposible to dispose of, he had buried it in the garden but it was found by a gardener who had drank some and come down very seriously ill. He died at the doctor but not before the doctor had gotten the story from him and contacted the military police. It just so happened that a naval officer, the man I am speaking with now, was here <text:span text:style-name="T40">at port on</text:span> buisiness and overheard the doctor’s alarm<text:span text:style-name="T40">ing story</text:span>. He realized that Artem<text:span text:style-name="T35">io</text:span>s’ constant complaints about me must be to blame and upon identifying the spy in the kitchen and extracting the testimony the story fell into place. I have ordered Artem<text:span text:style-name="T35">io</text:span>s’ arrest and as a further precaution I will be travelling out of the city for some time to go into hiding for my own safety. I have never <text:span text:style-name="T40">been betrayed</text:span> like this <text:span text:style-name="T40">and </text:span>it has come as a complete shock. <text:span text:style-name="T40">O</text:span>nly in hindsight c<text:span text:style-name="T40">an</text:span> I believe him to be capable of such evil.</text:p>
      <text:p text:style-name="P39"/>
      <text:p text:style-name="P40">29 March</text:p>
      <text:p text:style-name="P40"/>
      <text:p text:style-name="P40"><text:span text:style-name="T40">My orders to arrest my half brother fell on deaf ears on the Isle of Rhodos. </text:span>War with Artem<text:span text:style-name="T35">io</text:span>s is inevitable. I have named the Dove my regent and he will rule in my absence. Our soldiers will cross into Rhodos and defeat my half brother this summer.</text:p>
      <text:p text:style-name="P40"/>
      <text:p text:style-name="P40">9 May</text:p>
      <text:p text:style-name="P40"/>
      <text:p text:style-name="P40"><text:soft-page-break/>A diplomat from Emperor Konstantinos VII sent me a letter telling me that they are horrified by the actions of Artem<text:span text:style-name="T35">io</text:span>s and wish me safety and best of luck. I have changed my heart on his removal and now feel that having such a wise, kind, and sagely Emperor may be in the best interests of the Roman people after all. As such I have given word to the others that I (under the guise of my current family struggles) will be unable to assist them should the<text:span text:style-name="T40">y</text:span> press the Emperor on <text:span text:style-name="T40">his potential abdication</text:span>.</text:p>
      <text:p text:style-name="P40"/>
      <text:p text:style-name="P40">20 May</text:p>
      <text:p text:style-name="P40"/>
      <text:p text:style-name="P40">Ten days after receiving the letter I get word that Emperor Konstantinos VII has abdicated the throne and given in to the pressures demanding it be returned to the line of Romanos. Konstantinos VIII was crowned in Constantinople and is now Emperor of Rome. I hope that he will be able to bring decisive victory over the Italian rebels and perhaps a return<text:span text:style-name="T40">ed campaign</text:span> to the east as well.</text:p>
      <text:p text:style-name="P40"/>
      <text:p text:style-name="P41">13 June</text:p>
      <text:p text:style-name="P41"/>
      <text:p text:style-name="Standard"><text:span text:style-name="T4">T</text:span><text:span text:style-name="T3">he Arabs have made a second landing on Sicily and pushed the Bulgarians back to only the eastern half of the island re-taking the city of </text:span><text:span text:style-name="T29">Monreale.</text:span></text:p>
      <text:p text:style-name="Standard"/>
      <text:p text:style-name="P100">9 July</text:p>
      <text:p text:style-name="P100"/>
      <text:p text:style-name="P100">As our blockade of Rhodos continues Emperor Konstantinos VIII has declared Crimea on the Black Sea his first target of military expansion. Securing our interest<text:span text:style-name="T40">s</text:span> on the Black Sea will ensure a more united Rome in our fight agaist the Muslims and as they are currently of the retreat he sees this as an opprotune moment to secure our own flanks.</text:p>
      <text:p text:style-name="P100"/>
      <text:p text:style-name="P101">24 October</text:p>
      <text:p text:style-name="P101"/>
      <text:p text:style-name="P101">A great freeze combined with the Emperor’s in-fighting with his own brother have caused the planned Crimean invasion to be postponed. Meanwhile in Rhodos for nearly 7 months now our navy has blockaded their great island but to no avail. Artem<text:span text:style-name="T35">io</text:span>s has direct control over the naval yards where Imperial soldiers are stationed. This war does not seem to be going well and I have no plan after this. My people are growing weary and now every time my suppliers come to bring me food and water I worry they bring daggers to slit my throat.</text:p>
      <text:p text:style-name="P101"/>
      <text:p text:style-name="P101">25 December</text:p>
      <text:p text:style-name="P101"/>
      <text:p text:style-name="P101">Emperor Konstantinos VIII has announced a second war in Edessa as his rule seems to crumble around him. I was wrong at first to think he would be a strong ruler, his only qualification being he is the son of Romanos. The Italians seem to be preparing for a second year of rebellion and the Emperor’s brother Stephanos has become louder in his claims that HE is the right choice for Rome at this time. I imagine Konstantinos VIII declared this second war (on Christmas no less) as a way of trying to shore up support among the people by appealing to the popular policies of his father. Unfortunately I doubt it will go as well the second time. Meanwhile the people of Rhodes do seem to be growing weary of the blockade now that winter has come in full strength.</text:p>
      <text:p text:style-name="P101"/>
      <text:p text:style-name="P101"/>
      <text:p text:style-name="P1">940</text:p>
      <text:p text:style-name="P1"/>
      <text:p text:style-name="P102"><text:soft-page-break/>7 January </text:p>
      <text:p text:style-name="P102"/>
      <text:p text:style-name="P102">A great battle unfolded on the docks of the Rhodisian Naval acadamy. 700 of our soldiers made landfall and drove back 600 of theirs behind the walls of t<text:span text:style-name="T41">he castle</text:span> Rhodes itself.</text:p>
      <text:p text:style-name="P102"/>
      <text:p text:style-name="P102">9 February</text:p>
      <text:p text:style-name="P102"/>
      <text:p text:style-name="P102">A month long siege around the c<text:span text:style-name="T41">astle</text:span> has proven that we will not be able to breach her walls. I have orderded diplomats on the ground to sue for peace. In exchange for his apology, admittal of guilt, and promise to abstain from any more murder attempts, I will allow Artem<text:span text:style-name="T35">io</text:span>s to remain in his position as head of the Rhodisian navy and chief among the vassals of Cibyrrha.</text:p>
      <text:p text:style-name="P102"/>
      <text:p text:style-name="P103">23 February</text:p>
      <text:p text:style-name="P103"/>
      <text:p text:style-name="P103">A defeated and unhealthy looking Artem<text:span text:style-name="T35">io</text:span>s agreed to our peace agreeme<text:span text:style-name="T30">nt. I have come out of hiding and our sailors are coming home. I have opted to keep them home during the renewed hostilities in Edessa as they deserve at least a little time at home with their families.</text:span></text:p>
      <text:p text:style-name="P103"/>
      <text:p text:style-name="P104">1 March</text:p>
      <text:p text:style-name="P104"/>
      <text:p text:style-name="P104">I have taken an Italian woman Adelaida to be my new wife. She was stranded in Rhodos as a result of the blokade and seems not so pleased to be here with me. She has told me even that she is not impressed by my wealth, that her father, supposedly a count in Italy somewhere, has as much if not more. No matter I have learned that the company of a woman is good for my sould (and in case of poisonings)</text:p>
      <text:p text:style-name="P104"/>
      <text:p text:style-name="P105">19 April</text:p>
      <text:p text:style-name="P105"/>
      <text:p text:style-name="P105">I have begun suggesting a modest tax be imposed on the mayors of cities under our theme to pay for regular upgrades to our trade and defense systems. I expect it to be approved by the people of Cibyrrha shortly.</text:p>
      <text:p text:style-name="P105"/>
      <text:p text:style-name="P105">8 May</text:p>
      <text:p text:style-name="P105"/>
      <text:p text:style-name="P105">The people have by and large agreed with how I handled the Rhodos situation last year and have began reffering to me as a “just” ruler.</text:p>
      <text:p text:style-name="P105"/>
      <text:p text:style-name="P105">16 May</text:p>
      <text:p text:style-name="P105"/>
      <text:p text:style-name="P105">Theognostos “the Dove” my friend and recent regent died today after succumbing to a terrible infection in his leg which developed from a terrible gash he received in a duel with a drunkard during our victory celebrations two months ago. I will always remember him as a kind, wise, and trustworthy friend. I have relented and allowed Artem<text:span text:style-name="T35">io</text:span>s to re-take his old position as my Magister and Regent legally namng him second in command once again (though I doubt much would have changed whether I had named it or not I only hope these gestures will help to ease tensions between us)</text:p>
      <text:p text:style-name="P105"/>
      <text:p text:style-name="P105">26 May</text:p>
      <text:p text:style-name="P105"/>
      <text:p text:style-name="P105"><text:soft-page-break/>The Bulgarians have taken Monreale once again. Their triumph over the Muslims seems all but assured!</text:p>
      <text:p text:style-name="P105"/>
      <text:p text:style-name="P105">29 May</text:p>
      <text:p text:style-name="P105"/>
      <text:p text:style-name="P105">The feudal lords of Cibyrrha have approved my small measure of taxation. I look forward to using the money wisely to improve our realm!</text:p>
      <text:p text:style-name="P105"/>
      <text:p text:style-name="P106">3 August</text:p>
      <text:p text:style-name="P106"/>
      <text:p text:style-name="P106">Italian revolts have broken out once more this time in the province of Apulia.</text:p>
      <text:p text:style-name="P106"/>
      <text:p text:style-name="P107">16 September</text:p>
      <text:p text:style-name="P107"/>
      <text:p text:style-name="P107">My minister of palace intrigue informs me that my life may still be in danger from the plotting mind of Artem<text:span text:style-name="T35">io</text:span>s. He has suggested I go into hiding once more. I have decided at this time to remain in Halikarnossos.</text:p>
      <text:p text:style-name="P107"/>
      <text:p text:style-name="P107">20 September</text:p>
      <text:p text:style-name="P107"/>
      <text:p text:style-name="P107">Tsar Peter of Bulgaria is victorious and has expelled the infidels from the isle of Sicily. Roman soldiers are currently engaged with Bulgarians in a series of border disputes in Thess<text:span text:style-name="T32">alonike which may or may not devolve into a full blown war. Since the loss of Romanos our position in the world has certainly become more precarious.</text:span></text:p>
      <text:p text:style-name="P107"/>
      <text:p text:style-name="P108">27 September</text:p>
      <text:p text:style-name="P108"/>
      <text:p text:style-name="P108">Last night I finally did it. I had sex <text:span text:style-name="T41">for the first time</text:span> with my new wife Adelaida. My first time after 38 years <text:span text:style-name="T41">of celibacy</text:span> and it was very nice. Fate smiles on me as she must have become pregnant…</text:p>
      <text:p text:style-name="P108"/>
      <text:p text:style-name="P109">25 December</text:p>
      <text:p text:style-name="P109"/>
      <text:p text:style-name="P110">For Christmas this year I have commisioned a great mural of St. George to be erected in our chapel her<text:span text:style-name="T41">e in</text:span> Halikarnossos. In order to also celebrate our great and brave soldiers’ <text:span text:style-name="T41">victories</text:span> I have asked the artist to depict St. George slaying a <text:span text:style-name="T41">winged</text:span> dragon. This will surely become an amazing work of art. Praise Jesus!</text:p>
      <text:p text:style-name="P109"/>
      <text:p text:style-name="P2">941</text:p>
      <text:p text:style-name="P2"/>
      <text:p text:style-name="P56">2 February</text:p>
      <text:p text:style-name="P56"/>
      <text:p text:style-name="P56">As Adelaida grows rounder I have done all I can to comfort her through these uncomfortable times including bringing her several old mothers to help guide her through <text:span text:style-name="T41">the</text:span> journey of child birth. I know she would rather be home <text:span text:style-name="T41">in Italy</text:span> but that is impossible and I can only hope these gestures truly comfort her.</text:p>
      <text:p text:style-name="P56"/>
      <text:p text:style-name="P57">13 February</text:p>
      <text:p text:style-name="P57"/>
      <text:p text:style-name="P57"><text:soft-page-break/>Roman soldiers in the east have captured Aintab <text:span text:style-name="T41">in eastern Cililicia</text:span> while Bulgarian soldiers in the west have resisted Thessalonikian attempts to expand their influence over neighboring <text:span text:style-name="T41">villiages</text:span>.</text:p>
      <text:p text:style-name="P57"/>
      <text:p text:style-name="P57">27 April</text:p>
      <text:p text:style-name="P57"/>
      <text:p text:style-name="P57">My son, Alexandros, was born this morning. He is healthy and beautiful. Thank God for my son!</text:p>
      <text:p text:style-name="P57"/>
      <text:p text:style-name="P57">15 May</text:p>
      <text:p text:style-name="P57"/>
      <text:p text:style-name="P57">Adelaida seems to have become closer to me through the birth of our child. I hope that one day she can come to love me as much as I love little Alexandros.</text:p>
      <text:p text:style-name="P57"/>
      <text:p text:style-name="P57">23 May</text:p>
      <text:p text:style-name="P57"/>
      <text:p text:style-name="P57">Perhaps I was wrong. Adelaida was disgusted upon returning from our traditional post-birth spiritual cleansing ranting about how our priest the good bishop Makaios does everything wrong. The churchs in Italy must truly be foreign to us just as ours seem to her.</text:p>
      <text:p text:style-name="P57"/>
      <text:p text:style-name="P58">5 June</text:p>
      <text:p text:style-name="P58"/>
      <text:p text:style-name="P58">I have been rather stressed lately about the people in Attaleia who objected rather boldy against my assumptions that Alexandros would succeed me as Doux of Cibyrrha. I spoke with Adelaida about it and she gave me a wonderful piece of advice “Dont trip on it” so I took that to heart and have convinced myself to be content with the situation.</text:p>
      <text:p text:style-name="P58"/>
      <text:p text:style-name="P73">21 October</text:p>
      <text:p text:style-name="P73"/>
      <text:p text:style-name="P98"><text:span text:style-name="T7">Emperor Konstantinos VIII risks another civil war soon unless he can effectively quell dissent. Whispers of the the Italian revolt, which has </text:span><text:span text:style-name="T6">now </text:span><text:span text:style-name="T7">e</text:span><text:span text:style-name="T6">ngulfed</text:span><text:span text:style-name="T7"> the east-italian province of Longobardia, a</text:span><text:span text:style-name="T6">re</text:span><text:span text:style-name="T7"> ignit</text:span><text:span text:style-name="T6">ing</text:span><text:span text:style-name="T7"> talks of independence movents </text:span><text:span text:style-name="T6">throughout</text:span><text:span text:style-name="T7"> Thracia and even </text:span><text:span text:style-name="T6">on</text:span><text:span text:style-name="T7"> the </text:span><text:span text:style-name="T6">distant </text:span><text:span text:style-name="T7">shores of the Black Sea. Our recent victories in Edessa </text:span><text:span text:style-name="T6">and Cilicia</text:span><text:span text:style-name="T7"> are wonderful but apparently not inspiring enough to unite the Empire. Of coure I hope to see peace and stability and that was exactly why I was optomistic about Konstantinos VIII but now he is failing to maintain stability and I </text:span><text:span text:style-name="T6">begin to </text:span><text:span text:style-name="T7">fear the worst.</text:span></text:p>
      <text:p text:style-name="P73"/>
      <text:p text:style-name="P73">3 November</text:p>
      <text:p text:style-name="P73"/>
      <text:p text:style-name="P111"><text:span text:style-name="T5">Even after having sex last year I continue to stay stong in the face of temptation. I have God alone and my strong schooling as a boy to thank for my will to resist </text:span><text:span text:style-name="T6">temptation</text:span><text:span text:style-name="T5">.</text:span></text:p>
      <text:p text:style-name="P73"/>
      <text:p text:style-name="P73">27 November</text:p>
      <text:p text:style-name="P73"/>
      <text:p text:style-name="P111"><text:span text:style-name="T5">I have long pondered this question in my heart, mind and soul. Today in church I swore a sollumn oath before God and the Bishop that I will remain celibate the rest of my days. I am glad for the birth of my son and the sex that concieved him was not </text:span><text:span text:style-name="T6">altogether painful either</text:span><text:span text:style-name="T5">. I feel my soul was not corrupted BUT I am worried that as long as the option remains on the table I will always be at the mercy of my temptations. Today I put those fears to rest and swear to God I will never lay with another woman again.</text:span></text:p>
      <text:p text:style-name="P73"/>
      <text:p text:style-name="P3"><text:soft-page-break/>94<text:span text:style-name="T33">2</text:span></text:p>
      <text:p text:style-name="P3"/>
      <text:p text:style-name="P59">5 July</text:p>
      <text:p text:style-name="P59"/>
      <text:p text:style-name="P59">A street market has begun meeting regularly in Halikarnossos. I am happy that the people have found a clever way to <text:span text:style-name="T42">thrive financially</text:span> and I am glad that both the buyers and sellers are happy but this unsupervised market has become a den of crime and vice all too quickly. Furthermore the people now rely on this <text:span text:style-name="T42">public </text:span>venue to make their money and to buy their food. Worst of all the government is unable to keep tabs on all of the shopkeepers and as a result we are no doubt missing out on some lucrative tax income. I have become very stressed as of late and the predicament is keeping me up at night. I must force them to follow the law and pay taxes but if I crack down on them then I run the risk of alienating the masses and destroying my favorability in the court of public opinion which would lead to sour peasants who would then avoid taxes just to spite me. I went out into the market today and as the people crowded around I blurted out “Markets are fun for all!” and returning to my palace c<text:span text:style-name="T42">a</text:span>ught an earfull from my minerster of finance <text:span text:style-name="T42">Bardas,</text:span> who has been hard at work trying to collect our due taxes. I still have no solution and the fiasco continues to stress me out.</text:p>
      <text:p text:style-name="P59"/>
      <text:p text:style-name="P60">15 July</text:p>
      <text:p text:style-name="P60"/>
      <text:p text:style-name="P60">A “great philosopher” ostesiably fresh from the market itself approached my tax collector and proposed that for a small sum of money he could ease my problems and explain the fundamental nature of the universe. He wanted 22 gold pieces! As much as we collect in taxes in 10 months. Of course Im not going to pay such insane prices. Im stressed out not stupid.</text:p>
      <text:p text:style-name="P60"/>
      <text:p text:style-name="P61">1 September</text:p>
      <text:p text:style-name="P61"/>
      <text:p text:style-name="P61">Emperor Konstantinos VIII has ordered an invasion of the lands of Mosul to the east of Edessa <text:span text:style-name="T42">across the upper reaches of the mighty Euphretes</text:span>. This ambitious goal seeks to capitalize on the gains made over the last ten years in the east. On the one hand I am ecstatic to see the Arabs beat back so rapidly but on the other I fear that over-exanding will risk domestic turmoil as the Italian revolts STILL have not been calmed. Once again I will retain my personal levies at home instead of sending them nigh into Persia.</text:p>
      <text:p text:style-name="P61"/>
      <text:p text:style-name="P61">16 September</text:p>
      <text:p text:style-name="P61"/>
      <text:p text:style-name="P61">Artem<text:span text:style-name="T35">io</text:span>s has informed me his wife is pregnant. I am not sure if he sent this message to brag, or threaten, or if he has really turned away from his evil ways and is seeking forgiveness from me and Christ. I am happy to hear of it.</text:p>
      <text:p text:style-name="P61"/>
      <text:p text:style-name="P62">23 December</text:p>
      <text:p text:style-name="P62"/>
      <text:p text:style-name="P62">The Roman soldiers are assembled and march east! To my suprise and great delight this renewed war effort, with an absolutely increadible and inspiring goal, has done wonders to unite the people. Even <text:span text:style-name="T42">the deposed</text:span> Konstantinos the scholar seems thrilled with the idea. May God give glory to Rome!</text:p>
      <text:p text:style-name="P62"/>
      <text:p text:style-name="P4">943</text:p>
      <text:p text:style-name="P4"/>
      <text:p text:style-name="P63">27 April</text:p>
      <text:p text:style-name="P63"><text:soft-page-break/></text:p>
      <text:p text:style-name="P63">Today is Alexandros’ 2<text:span text:style-name="T34">nd</text:span> birthday. Roman soldiers have arrived in Mosul and my wife has been rather bitter with me <text:span text:style-name="T42">as</text:span> of late.</text:p>
      <text:p text:style-name="P63"/>
      <text:p text:style-name="P63">25 May</text:p>
      <text:p text:style-name="P63"/>
      <text:p text:style-name="P63">The people of Cibyrrha seem by and large happy with their admistration! Taxes are flowing and spirits are high! In Italy Longobardia remains embroiled in rebellion while in the western side of the penninsula the city of Amalfi has begun a Roman assault on the city of Capua endevouring to make up for their own rebellion of a few years prior with a glorious conquest in the name of the Emperor! Perhaps if they are succesful in the west they could lend a helping hand with the war-torn east.</text:p>
      <text:p text:style-name="P63"/>
      <text:p text:style-name="P76">11 June </text:p>
      <text:p text:style-name="P76"/>
      <text:p text:style-name="P76">Konstantinos VII has died under suspicious circumstances. A young and wise man who will be forever remembered for being denied the imperial throne three times and writing a wonderful biography on the reign of his grandfather Basil the grand.</text:p>
      <text:p text:style-name="P63"/>
      <text:p text:style-name="P64">5 August</text:p>
      <text:p text:style-name="P64"/>
      <text:p text:style-name="P64">Adelaida asked me to buy her some jewelry with all the money that we have collected in taxes. I tried to explain to her that money was for the imporvement of the state and she started bitching at me. Her attitude has not been so great recently and I know that our religious differences lie at the heart of the matter. If I hadnt taken her as my wife before God I would honestly send her back to Italy. It’s all she wishes <text:span text:style-name="T43">for in</text:span> life and I have had enough of hearing about it.</text:p>
      <text:p text:style-name="P64"/>
      <text:p text:style-name="P64">1 September</text:p>
      <text:p text:style-name="P64"><text:line-break/>I have decided to take a break from palace life. I have sent for Artemios to take charge, temporarily, while I go into hiding from public life. All this stress I am hoping this can help me to recover…</text:p>
      <text:p text:style-name="P64"/>
      <text:p text:style-name="P64">20 September</text:p>
      <text:p text:style-name="P64"/>
      <text:p text:style-name="P64">The city of <text:span text:style-name="T43">Capua (Kapue)</text:span> has fallen to Roman soldiers in Italy. <text:span text:style-name="T36">The great port city only 100 miles south of Roma is now under the direct control of the Emperor.</text:span></text:p>
      <text:p text:style-name="P64"/>
      <text:p text:style-name="P65">23 September</text:p>
      <text:p text:style-name="P65"/>
      <text:p text:style-name="P65">Arabic raiders from Crete have sailed up the Aegian sea and are pilliaging suburbs of Constantinople while the garrison is absent in the great war in the east.</text:p>
      <text:p text:style-name="P65"/>
      <text:p text:style-name="P65">6 October</text:p>
      <text:p text:style-name="P65"><text:line-break/>Roman soldiers have captured the city of Nusaybin in the Mosal province.</text:p>
      <text:p text:style-name="P65"/>
      <text:p text:style-name="P65">6 November</text:p>
      <text:p text:style-name="P65"/>
      <text:p text:style-name="P65">A nasty bit of news has forced an early end to my sabbatical. Artemios has died. Having fallen ill some time ago he passed away last week from a strong cough unable to breath he left this world. His <text:soft-page-break/>daughter, Basillike, though only one year old will be made du jure comandress o<text:span text:style-name="T37">f Rhodos. Under normal circumstances I would have claimed govenorship of the island myself but in light of my recent blockade the mayor of Kos warned me that the folks of Rhodes may not take kindly to my command. I acquiesed but expressed my strong suspicion that the people will be more uneasy with an infant as their leader but I did acquiesce to his counsel. The mayor of Kos, a strong former navyman assured me that he will ensure the day to day operation of the naval academy remains unchanged and that when the time has come, if and when the people of the island warm up to my presence, he will not stand in my way of claiming direct control of the island and her resources. Artemios will be buried at sea and remembered as my forever brother, sometime enemy. Fare thee well brother and may the flu that struck you down stay far away from me.</text:span></text:p>
      <text:p text:style-name="P65"/>
      <text:p text:style-name="P66">16 November</text:p>
      <text:p text:style-name="P66"/>
      <text:p text:style-name="P66">Thracian soldiers have drive the Muslim raiders from the area of Constantinople. They remain in the Aegian for now.</text:p>
      <text:p text:style-name="P66"/>
      <text:p text:style-name="P66">28 December</text:p>
      <text:p text:style-name="P66"><text:line-break/>Over Christmas the raiders returned and are now nearly at the gates of the great city herself. Of course their numbers are FAR too small to breach her high walls but the threat of Arabs in the very heart of the Empire stings our pride. A great victory in the east perhaps (and not guarranteed) but at what cost?</text:p>
      <text:p text:style-name="P66"/>
      <text:p text:style-name="P5">944</text:p>
      <text:p text:style-name="P5"/>
      <text:p text:style-name="P67">31 January</text:p>
      <text:p text:style-name="P67"/>
      <text:p text:style-name="P67">Roman soldiers have pierced to the city of Mosul itself <text:span text:style-name="T43">on the banks of the mighty river Tigris</text:span>.</text:p>
      <text:p text:style-name="P67"/>
      <text:p text:style-name="P68">28 February</text:p>
      <text:p text:style-name="P68"/>
      <text:p text:style-name="P68">The count of Kyzikos has died leaving his 3 year old daughter as the new countess. I have arranged for her marriage to my son Alexandros. With any hope (and approval of the Emperor) Alexandros will become ruler in Kyzikos as well as Doux of Cibyrrha.</text:p>
      <text:p text:style-name="P68"/>
      <text:p text:style-name="P68">5 March</text:p>
      <text:p text:style-name="P68"/>
      <text:p text:style-name="P68">My steward, and sometimes commander, Bardas is truly a genius. He has successfully found a non-invasive non-obtrusive way to collect taxation from the street vendors. Praise God for sending this genius into my service he is a testament to hard work and God’s inteligent design!</text:p>
      <text:p text:style-name="P68"/>
      <text:p text:style-name="P68">5 April</text:p>
      <text:p text:style-name="P68"/>
      <text:p text:style-name="P68">Following a succesful diplomatic mission to Constantinople the Emperor has a better appreciation for the people of Cibyrrha.</text:p>
      <text:p text:style-name="P68"/>
      <text:p text:style-name="P69">15 May</text:p>
      <text:p text:style-name="P69"/>
      <text:p text:style-name="P69">The city of Mosul has fallen to Roman soldiers!</text:p>
      <text:p text:style-name="P69"><text:soft-page-break/></text:p>
      <text:p text:style-name="P69">20 July</text:p>
      <text:p text:style-name="P69"/>
      <text:p text:style-name="P69">A most mysterious night. A hooded man who almost looked like my late brother approached me almost runnning and shoved a strange leather bound book into my hands. He vanished before I could hardly catch my breath. I have decided to read and study this strange tome.</text:p>
      <text:p text:style-name="P69"/>
      <text:p text:style-name="P69">30 July</text:p>
      <text:p text:style-name="P69"/>
      <text:p text:style-name="P69">This book is nothing but hogwash. A bunch of nonesense drawings, figures, and sylables. It has <text:span text:style-name="T43">however </text:span>re-awakened something l<text:span text:style-name="T43">os</text:span>t <text:span text:style-name="T43">i</text:span>n me since my days at school: I love to read. As inspiration I will head to the library and set about <text:span text:style-name="T43">studying </text:span>a good work by Aristotle at once. Im feeling like something of a scholar.</text:p>
      <text:p text:style-name="P69"/>
      <text:p text:style-name="P69">21 August</text:p>
      <text:p text:style-name="P69"><text:line-break/>I have begun spending much more time with my son trying to explain the mysteries of the universe, the nature of God, and the responsibility of overseeing an imperal Theme such as Cibyrrha. He is still a bit young to fully grasp these concepts but I believe it’s never too early to begin the development of the mi<text:span text:style-name="T43">nd</text:span> <text:span text:style-name="T43">in</text:span> a child.</text:p>
      <text:p text:style-name="P69"/>
      <text:p text:style-name="P70">4 September</text:p>
      <text:p text:style-name="P70"/>
      <text:p text:style-name="P70">Adelaida’s newest obsession is hunting birds. She asked me to buy her a falcon. Once again I explained to her, as kindly as I could, that the money is not really ours. <text:span text:style-name="T44">The idea t</text:span>hat I am only a steward of the coins for the realm seemed lost on her and she took it the wrong way. Spoiled but lovely, sometimes I pity her.</text:p>
      <text:p text:style-name="P69"/>
      <text:p text:style-name="P70">5 September</text:p>
      <text:p text:style-name="P70"/>
      <text:p text:style-name="P99"><text:span text:style-name="T8">The once great Doux </text:span><text:span text:style-name="T9">I</text:span><text:span text:style-name="T8">oannes master General and liutenant of Emperor Romanos has been badly wounded in the war in Mosul and has been forced to return home to Coloneia where he has fallen ill. He sent me a letter asking if I would support a faction demanding Princess Helene </text:span><text:span text:style-name="T10">be installed on the Imperial throne. I almost didnt believe what I was reading. Had Ioannes gone senile? Helene is a wonderful woman, I personally made her <text:s/>aquaintance after her recent marriage to her second husband, the Count in Seleukeia, but I still feel that especially in times like these where the rebellion has subsided and great territorial gains are being made in the east that to replace the emperor with his own sister at a time like this is madness. Having asked around it seems that many of the Greek Douxs support Helene’s assension so as to oust Emperor Konstantinos VIII more than anything. They share my dissapointment in his inability to handle the Italian situation BUT I still feel strongly that he is a fine ruler and competant executive. I really am still awe-struck. The campaign in Mosul really </text:span><text:span text:style-name="T9">was</text:span><text:span text:style-name="T10"> working to unite the people of Rome or so I thought…</text:span></text:p>
      <text:p text:style-name="P70"/>
      <text:p text:style-name="P71">4 October</text:p>
      <text:p text:style-name="P71"/>
      <text:p text:style-name="P71">The movement to crown Helene has the support of 3 Patrikios and one Anthypatos. That represents a serious, significant portion of the Roman nobility. </text:p>
      <text:p text:style-name="P71"/>
      <text:p text:style-name="P71">3 November</text:p>
      <text:p text:style-name="P71"><text:soft-page-break/></text:p>
      <text:p text:style-name="P71">I have begun running war drills with wooden army men dolls. Some of my courtiers have poked fun but I have gained a real appreciation for the maneuvers of Hannibal and Scipio Africanus this way. Forward men!</text:p>
      <text:p text:style-name="P71"/>
      <text:p text:style-name="P72">28 December</text:p>
      <text:p text:style-name="P72"/>
      <text:p text:style-name="P72">On Christmas the head of our religion, the Ecumenical Patriarch Theophylaktos called on all Christians to support Helene for the Imperial Throne. I prayed on this announcement for three days and today decided that God is truly above any throne and joined Helene’s faction for power. I pray that Emperor Konstantinos VIII will hear our demands and abdicate before any needless blood need be shed. Helene will be a more competent monarch and our position is <text:span text:style-name="T44">already </text:span>strong, with her on the throne it will be made all the stronger. The only fear I have is a devastating civil war which will overly complicate <text:span text:style-name="T44">and potentially jeaprodize </text:span>our campaign in the east. I will do what must be done to ensure Helene’s transition into power not only happens but is as smooth and peaceful as possible. I know Konstantinos VIII respects my counsel and I intend to send word to him on this matter shortly.</text:p>
      <text:p text:style-name="P72"/>
      <text:p text:style-name="P6">945</text:p>
      <text:p text:style-name="P6"/>
      <text:p text:style-name="P74"/>
      <text:p text:style-name="P74">15 January</text:p>
      <text:p text:style-name="P74"/>
      <text:p text:style-name="P74">A traveller passing through on his way to Italy gave us an odd tale this afternoon. He told of a great and mighty tribesman far to the east beyond the lands of <text:span text:style-name="T45">Persia and the Caspian sea a group of tribesmen have become united under a so called ‘Seljuk’ conqueror. The traveller told us with a horrified look on his face the immense power and unimaginable strength in numbers the Seljuk posses. “Their horses would make the empire of Abbasid itself shake from their footsteps alone” The Roman Empire remains one of the most powerful on earth and our victories against he Arabs prove, in my mind at least, that we should have nothing to fear from these so called people of Seljuk.</text:span></text:p>
      <text:p text:style-name="P74"/>
      <text:p text:style-name="P75">4 April</text:p>
      <text:p text:style-name="P75"/>
      <text:p text:style-name="P75">As more time goes on more imperial nobles awake to the fact that Helene would make a more competent ruler of the empire than her brother Konstantinos VIII. I have not sent the letter as I did not want to disrupt our Emperor’s pressing military concerns but I worry that should we usurp his title while he is away his return would be more violent than it needs to be.</text:p>
      <text:p text:style-name="P75"/>
      <text:p text:style-name="P76">8 May</text:p>
      <text:p text:style-name="P76"/>
      <text:p text:style-name="P76">Roman soldiers have smashed muslim resistance on flood plains of the Upper Tigris and have secured the surrounding regions of Irbil and Sinjar! The lands of Mosul are Roman once more!</text:p>
      <text:p text:style-name="P76"/>
      <text:p text:style-name="P76">5 June</text:p>
      <text:p text:style-name="P76"/>
      <text:p text:style-name="P76">My great tax collector Bardas has been murdered by the rabble in the street market. He succesfully collected a moderate tax in exchange for placeheld spots for vendors to set up their stalls each morning but after a bit over a year the crowds have grown too unruly even for him. I have arranged for a state funeral and will set about selecting a new tax collector. </text:p>
      <text:p text:style-name="P76"><text:soft-page-break/></text:p>
      <text:p text:style-name="P77">13 June</text:p>
      <text:p text:style-name="P77"/>
      <text:p text:style-name="P77">The Emperor Konstantinos VIII will return in the coming weeks and find that the attitude of his empire has drastically shifted. I can only pray he will peacefully abdicate to his sister and avoid uneeded bloodshed.</text:p>
      <text:p text:style-name="P77"/>
      <text:p text:style-name="P77">19 June</text:p>
      <text:p text:style-name="P77"/>
      <text:p text:style-name="P77">After much searching I have found a very honest and just man to be appointed my new Steward of Taxes. I have charged him with first and foremost discovering a way to collect the appropriate tax without enraging the mindless citizenry, a steep challenge but one he assures me will be done. No matter how well of a job he does I doubt he will be even half the genius that Bardos was...pity</text:p>
      <text:p text:style-name="P77"/>
      <text:p text:style-name="P77">14 July</text:p>
      <text:p text:style-name="P77"/>
      <text:p text:style-name="P77">The Emperor Konstantinos is furious to hear of our suggestion that his sister Helene take the throne and has declared us all traitors and conspirators against the throne. I have order<text:span text:style-name="T48">ed</text:span> my men to begin mustering to remove, by force, this tyrant king.</text:p>
      <text:p text:style-name="P77"/>
      <text:p text:style-name="P77">31 July</text:p>
      <text:p text:style-name="P77"/>
      <text:p text:style-name="P77">Much of Thrace and Anatolia, <text:span text:style-name="T46">and the districts currently under direct Imperial military command (Italian revolt districts and Mosul)</text:span> remain under loyalist control while nearly all of Greece, and the Annatolian frontiers are allied with our progressive faction.</text:p>
      <text:p text:style-name="P77"/>
      <text:p text:style-name="P78">26 August</text:p>
      <text:p text:style-name="P78"/>
      <text:p text:style-name="P78">Most loyalist forces have been driven from Anatolia while our forces gather in Abydos, the old domain of the now disgraced Konstantinos VIII, and prepare to cross the Aegian and assault fortress Constantinople itslef.</text:p>
      <text:p text:style-name="P78"/>
      <text:p text:style-name="P78">19 September</text:p>
      <text:p text:style-name="P78"/>
      <text:p text:style-name="P78">A loyalist landing in Nikomedeia has forced the suspension of an immediate assault on Constantinople and instead our forces will regroup to ensure Anatolia remains squarely in our possesion.</text:p>
      <text:p text:style-name="P78"/>
      <text:p text:style-name="P78">21 September</text:p>
      <text:p text:style-name="P78"/>
      <text:p text:style-name="P78">Theophilos Kourkouas of Tribizond, the older brother of Doux Ioannes has been arrested and imprisoned <text:span text:style-name="T47">under suspicioun of loyalist sympathies. He was in talks with Konstantinos VIII regarding our troop composition, deployment, and strength. A progressive double agent reported his trecheary and his life has been spared, for now.</text:span></text:p>
      <text:p text:style-name="P78"/>
      <text:p text:style-name="P79">5 October</text:p>
      <text:p text:style-name="P79"/>
      <text:p text:style-name="P79">I overheard a dissagreament this morning between the Bishop and the stablemaster. The Bishop it seems had gotten rather tipsy the night before and allowed a horse to wander off into the woods. The stablemaster demanded immediate payment while the Bishop assured him he would be compensated <text:soft-page-break/>fairly but that he had no money with which to pay at the moment. Overhearing such a heated argument I felt it my duty to intervene especially involving two people I hold in the highest of regards. I entered and had them both kneel to swear fealty to me. Next I asked for spoken testimony from the two parties (though I already had a rough understanding just from eavesdropping) and next I informed the stable master that his customer was no rabble rouser but the highly esteemed court bishop. If there is any man who’s word you ought to take it would be his. And besides what good would screaming (or worse beating) do if he really did not have the money. The agreement we settled on was that for every day the bishop fails to pay he will pay the stablemaster back with interest and upon the stablemaster’s attempted rebbutal I spoke rather gruffly that to call the Bishop a liar would be to call God a liar. Seeing that the two men respected my judgement <text:s/>I went to leave followed closely by the Bishop who thanked me and promised he really would have the money by next week. Of course I believe him but I left him with one final piece of advice: pay back what you owe as soon as you can and leave it at that. </text:p>
      <text:p text:style-name="P79"/>
      <text:p text:style-name="P80">21 October</text:p>
      <text:p text:style-name="P80"/>
      <text:p text:style-name="P80">A great host of loyalist forces has landed in Abydos forcing our own soldiers back.</text:p>
      <text:p text:style-name="P80"/>
      <text:p text:style-name="P80">9 December</text:p>
      <text:p text:style-name="P80"/>
      <text:p text:style-name="P80">We have forced the loyaist forces to retreat across the Aegian to Constantinople again. We do seem to have the upper hand but this war will no doubt become a lengthy bloody affair.</text:p>
      <text:p text:style-name="P80"/>
      <text:p text:style-name="P7">946</text:p>
      <text:p text:style-name="P7"/>
      <text:p text:style-name="P80">12 January</text:p>
      <text:p text:style-name="P80"/>
      <text:p text:style-name="P80">Nearly 6 months after the outbreak of our civil war not much progress has been made by either side. On this side of the Aegian our forces have become embroiled in near constant defenses of the shores. The loyalists have taken to a form of raiding landing a few thousand men in on location destroying supply lines and crops and then retreating just as quickly back to their ships. On the other side at least some incrimental progress has been hard fought and hard won. The Greek Helenean soldiers have taken positions in <text:span text:style-name="T49">Traianopolis some 200 miles west of Constantinople. Our soldiers are tired but ready to soldier on.</text:span></text:p>
      <text:p text:style-name="P80"/>
      <text:p text:style-name="P81">2 March</text:p>
      <text:p text:style-name="P81"/>
      <text:p text:style-name="P81">We are currently engaged in a siege of Smyrna where several dozen loyalist cargo ships were observed making port. Konstantinos VIII has been bunkered in Constantinople for some time now and her walls will be tough indeed to breach.</text:p>
      <text:p text:style-name="P81"/>
      <text:p text:style-name="P81">31 March</text:p>
      <text:p text:style-name="P81"/>
      <text:p text:style-name="P81">Most of Anatolia has been secured under our control. Our soldiers will remain on the western shores in order to maintain the safeguard over any possible loyalist intrusion.</text:p>
      <text:p text:style-name="P81"/>
      <text:p text:style-name="P82">21 April</text:p>
      <text:p text:style-name="P82"/>
      <text:p text:style-name="P82"><text:soft-page-break/>The forces of Konstantinos VIII sallied forth from their besieged city and won a mighty victory over Helenean forces in Thracia pushing them back to their positions in Kaliopolis.</text:p>
      <text:p text:style-name="P82"/>
      <text:p text:style-name="P82">8 May</text:p>
      <text:p text:style-name="P82"/>
      <text:p text:style-name="P82">The great battle of Cypsela was won by our noble faction. 9000 loyalist soldiers had pursued our routed army to the lands near Traianopolis where the loyalist commander made a fatal mistake. Ordering his men to hastily ford a river and attack by surprise our ally’s camp the depths of the river proved too much for their horses and as a rusult much of their provisions were lost and several soldiers drowned as well. Taking advantage of their weak position Greek commander Matthaios smashed their forces and forced a decisive victory over the loyal army sending their defeated men back across the <text:span text:style-name="T50">flooded Evros Potamos.</text:span></text:p>
      <text:p text:style-name="P82"/>
      <text:p text:style-name="P83">14 June</text:p>
      <text:p text:style-name="P83"/>
      <text:p text:style-name="P83">While our soldiers of Cibyrrha have been charged with safeguarding the western shores of Anatolia a second great army of Helene has landed in Kaliopolis and prepares to lay siege once more on Constantinople.</text:p>
      <text:p text:style-name="P83"/>
      <text:p text:style-name="P83">12 September</text:p>
      <text:p text:style-name="P83"/>
      <text:p text:style-name="P83">Any gains made in Thracia are hard fought. Loyalist forces have once again pushed our soldiers back to our camps at Kaliopolis though the forces of Konstantinos are notably smaller in this second excursion of the year. It seems unlikely our forces will be pushed over the Evros Potamos again.</text:p>
      <text:p text:style-name="P83"/>
      <text:p text:style-name="P83">24 October</text:p>
      <text:p text:style-name="P83"/>
      <text:p text:style-name="P83">Skirmishes between Helenean and Loyalist forces continue in <text:span text:style-name="T51">Thrace in the lands east of the Evros Potamos.</text:span></text:p>
      <text:p text:style-name="P83"/>
      <text:p text:style-name="P84">13 November</text:p>
      <text:p text:style-name="P84"/>
      <text:p text:style-name="P84">Having been some months now since loyalist ships have been spotted in the Aegian our soldiers have been ordered to join the grand army of Helene in Kaliopolis. We will dispatch at once!</text:p>
      <text:p text:style-name="P84"/>
      <text:p text:style-name="P84">25 December</text:p>
      <text:p text:style-name="P84"/>
      <text:p text:style-name="P84">War has been the fate of our great empire now embroiled in civil war for 18 long and cruel months. Our soldiers in Kaliopolis remain engaged in Thracia and have yet to see the holy city herself. Konstantinos appears to have petitioned support from the Kingdom of Italy.</text:p>
      <text:p text:style-name="P84"/>
      <text:p text:style-name="P8">947</text:p>
      <text:p text:style-name="P8"/>
      <text:p text:style-name="P84">19 January</text:p>
      <text:p text:style-name="P84"/>
      <text:p text:style-name="P84">Helenean soldiers have secured Roman interests in Italy. <text:span text:style-name="T52">While they have not been able to quell the Italian rebellion in Longobardia they have persuaded by show of force the regional govenors to support the ascension of Helene.</text:span></text:p>
      <text:p text:style-name="P84"><text:soft-page-break/></text:p>
      <text:p text:style-name="P85">23 April</text:p>
      <text:p text:style-name="P85"/>
      <text:p text:style-name="P85">A loyalist victory in Kailiopolis has forced our retreat across the Aegian to Abydos in Anatolia. We remain confident this is only a temporary setback and that Constantinople will fall.</text:p>
      <text:p text:style-name="P85"/>
      <text:p text:style-name="P86">30 May</text:p>
      <text:p text:style-name="P86"/>
      <text:p text:style-name="P86">The army of Konstantinos VIII himself has crossed into Anatolia. We hope to engage and defeat this army and force the abdication of Konstantinos VIII.</text:p>
      <text:p text:style-name="P86"/>
      <text:p text:style-name="P86">25 June</text:p>
      <text:p text:style-name="P86"/>
      <text:p text:style-name="P86">A series of skirmishes have been fought along Konstantinos’ VIII march south from his landing in Nikomedia in preparation for our hopefully fatal assault.</text:p>
      <text:p text:style-name="P86"/>
      <text:p text:style-name="P87">21 July</text:p>
      <text:p text:style-name="P87"/>
      <text:p text:style-name="P87">The army of Konstantinos VIII has been destroyed at the battle of Alexandria Troas and he has agreed to abdicate. In exchange for his blessing for his sister Helene to be crowned Empress of Rome he will remain in isolation on a small island in the Aegian and be allowed to live.</text:p>
      <text:p text:style-name="P87"/>
      <text:p text:style-name="P87">28 July</text:p>
      <text:p text:style-name="P87"/>
      <text:p text:style-name="P87">Empress Helene was crowned in Constantinople. Our soldiers have begun their march home while Armenian rebels in the Cilician province of Lykandos have siezed this brief period of turmoil to declare their own war for independence from the throne. Just as I feared the two year civil war has put our domestic tranquility in danger.</text:p>
      <text:p text:style-name="P87"/>
      <text:p text:style-name="P88">12 September</text:p>
      <text:p text:style-name="P88"/>
      <text:p text:style-name="P88">Our soldier returned home today and I receieved news describing the full fledged turmoil which has embroiled our Empire. In the east Imperial rule has all but dissolved and I worry that as quickly as they were gained our precious holdins on the Tigris and Eurphrates will evaporate in the aftermath of this bitter civil war…</text:p>
      <text:p text:style-name="P88"/>
      <text:p text:style-name="P88">18 October</text:p>
      <text:p text:style-name="P88"/>
      <text:p text:style-name="P88">Helene has made her first priority the absolute subjugation of the Italian people in revolt. She admitts that muslim incursions will likely gnaw at our gains in the east but insists that if we do not solve the Italian crisis then our very way of life (especially our de facto control over the Aegian and strong influence in the Ionian seas) is a risk.</text:p>
      <text:p text:style-name="P88"/>
      <text:p text:style-name="P88">16 November</text:p>
      <text:p text:style-name="P88"/>
      <text:p text:style-name="P88">My son sets great goals for himself. After hearing my many stories of Caesar, Justinian, Basil, and even Romanos Alexandros has become inspired and ambitious to be a great man himself. I am thankful to have such a bright and hungry young man as my son.</text:p>
      <text:p text:style-name="P88"/>
      <text:p text:style-name="P88"><text:soft-page-break/>25 November</text:p>
      <text:p text:style-name="P88"/>
      <text:p text:style-name="P88">I have arranged for my son to begin schooling from the son of the Dove himself a bright young man who ensures me he will help teach my son astronomy, politics, history, and the ways of war.</text:p>
      <text:p text:style-name="P88"/>
      <text:p text:style-name="P9">948</text:p>
      <text:p text:style-name="P9"/>
      <text:p text:style-name="P89">21 January</text:p>
      <text:p text:style-name="P89"/>
      <text:p text:style-name="P89">The Imperial position has managed to hold it’s ground in the east but in Italy the situation has only gottene worse. The once loyal men of Amalfi and Capua have once agan raised their flags in rebellion compounding the already dire situation in Longobardia and seriously challenging our power in the region despire Helene’s best efforts to contain them the Italian revolts remain the most serious threat to Imperial stability.</text:p>
      <text:p text:style-name="P89"/>
      <text:p text:style-name="P90">16 February</text:p>
      <text:p text:style-name="P90"/>
      <text:p text:style-name="P90">Following a great victory in Barion Helene has put down the rebellion in Longobardia for now. Promising the various noble families in Longobardia a certain amount of democratic control in choosing their imperial thematic governor the peasants have agreed to join the empire in their fight to destroy the new rebellion in Amalfi.</text:p>
      <text:p text:style-name="P90"/>
      <text:p text:style-name="P90">24 February</text:p>
      <text:p text:style-name="P90"/>
      <text:p text:style-name="P90">A stunning victory in the east has brought the western banks of the Eurphretes under Roman control! Roman soldiers now lay siege to the city of Aleppo and stand withing striking distance of the great city of Antioch! God bless our christian men!</text:p>
      <text:p text:style-name="P90"/>
      <text:p text:style-name="P91">11 March</text:p>
      <text:p text:style-name="P91"/>
      <text:p text:style-name="P91">Since the return of our soldiers from the civil war our economy has begun booming. I have ordered the constrution of additional buildings surrounding my castle in the empty fields to the north hopefully providing some much needed space for the continuation of our strong culture of street markets.</text:p>
      <text:p text:style-name="P91"/>
      <text:p text:style-name="P91">7 May</text:p>
      <text:p text:style-name="P91"/>
      <text:p text:style-name="P91">Alexandros has falled ill with a high fever and a nasty cough. I pray to God for his swift recovery!</text:p>
      <text:p text:style-name="P91"/>
      <text:p text:style-name="P91">13 May</text:p>
      <text:p text:style-name="P91"/>
      <text:p text:style-name="P91">Muslim reinforcements have pushed our soldiers back into Edessa. By God we shall prevail!</text:p>
      <text:p text:style-name="P91"/>
      <text:p text:style-name="P91">21 June</text:p>
      <text:p text:style-name="P91"/>
      <text:p text:style-name="P91">Two Imperial armys battle for control of the Euphretes river in the east. One holds the arabs from moving north at the city of Melitene while a second holds the east banks and prevents the muslims from reaching the flood plains of Edessa. We seem to greatly outnumber the infidels and, God willing, we will take the holy city of Antioch!</text:p>
      <text:p text:style-name="P91"><text:soft-page-break/></text:p>
      <text:p text:style-name="P91">23 June</text:p>
      <text:p text:style-name="P91"/>
      <text:p text:style-name="P91">In Italy the Amalfian rebels have, thus far, successfully prevented Imperial soldiers from crossing the Appennino meridionale mountains. Outlasting the full might of Empress Helene their position seems strong to resist. They have certainly been supplied by Italian sympathizers to the north.</text:p>
      <text:p text:style-name="P91"/>
      <text:p text:style-name="P92">6 July</text:p>
      <text:p text:style-name="P92"/>
      <text:p text:style-name="P92">I have relegated all financial tasks to my steward which is a great relief from the stress of my day to day life but I worry that I have lost the respect of some of my constituents.</text:p>
      <text:p text:style-name="P92"/>
      <text:p text:style-name="P92">1 September</text:p>
      <text:p text:style-name="P92"/>
      <text:p text:style-name="P92">A string of victories in the east of the summer have brought Roman soldiers into a siege around the city of Aleppo once again! Meanwhile the western coast of Italy seems to have been abandoned by Helene.</text:p>
      <text:p text:style-name="P92"/>
      <text:p text:style-name="P92">15 October</text:p>
      <text:p text:style-name="P92"/>
      <text:p text:style-name="P92">A last ditch effort led by the Empress’ own husband attempted to lay siege to the great port city of Capua and starve the Italian resistance. His fleet was devestated by the Capuan navy and he retreats in utter defeat south.</text:p>
      <text:p text:style-name="P92"/>
      <text:p text:style-name="P93">4 December</text:p>
      <text:p text:style-name="P93"/>
      <text:p text:style-name="P93">Roman soldiers have been forced to fall back from the walls of Aleppo to the river Euphretes.</text:p>
      <text:p text:style-name="P93"/>
      <text:p text:style-name="P93"/>
      <text:p text:style-name="newyear">949</text:p>
      <text:p text:style-name="P10"/>
      <text:p text:style-name="P94">17 January</text:p>
      <text:p text:style-name="P94"/>
      <text:p text:style-name="P94">A terrible epidemic of Typhus has been reported in Greece. May God show us mercy and keep our people safe!</text:p>
      <text:p text:style-name="P94"/>
      <text:p text:style-name="P95">10 March</text:p>
      <text:p text:style-name="P95"/>
      <text:p text:style-name="P95">The good king of Serbia has joined our noble knights in their fight against the muslims in the far east. With these re-enforcements our conquest of Aleppo and Antioch feel all the more likely.</text:p>
      <text:p text:style-name="P95"/>
      <text:p text:style-name="P95">3 June</text:p>
      <text:p text:style-name="P95"/>
      <text:p text:style-name="P95">A letter from Emperess Helene arrived this morning. She thanks me for our continued support of her majesty and that she appreciates my dilliagance on the job.</text:p>
      <text:p text:style-name="P95"/>
      <text:p text:style-name="P95">6 June</text:p>
      <text:p text:style-name="P95"/>
      <text:p text:style-name="P95"><text:soft-page-break/>The Typhus fever has spread throughout the Aegian and I now worry about our port cities being afflicted…</text:p>
      <text:p text:style-name="P95"/>
      <text:p text:style-name="P126">10 August</text:p>
      <text:p text:style-name="P96"><text:line-break/><text:span text:style-name="T53">Fierce fighting among the lands of Aintab and the banks of the Euphretes has halted our hoped progress towards Antioch but I remain pleased with our progress. Who could have imagined even 50 years ago before the rise of Romanos what great gains would be won in the east.</text:span></text:p>
      <text:p text:style-name="P96"/>
      <text:p text:style-name="P126">25 December</text:p>
      <text:p text:style-name="P96"/>
      <text:p text:style-name="P126">Many new buildings have been completed in Halikarnassos and the people rejoice and prosper for them. Further reports from my naval merchants inform me that the Typhus fever which raged across Greece and the Aegian this spring and summer seems to have come to a halt.</text:p>
      <text:p text:style-name="P97"/>
      <text:p text:style-name="P97"/>
      <text:p text:style-name="P123">950</text:p>
      <text:p text:style-name="P123"/>
      <text:p text:style-name="P112">2 February</text:p>
      <text:p text:style-name="P112"/>
      <text:p text:style-name="P112">Roman soldiers remain fortified in the city of Melitene unable at this time to take Aleppo. The rebellion in Italy has been mostly left to it’s own devices but Helene’s rule has certainly solidified Imperial power over all of Greece, Thrace, and evel all parts of Anatolia (disregarding Arabic strongholds throughout Cilicia) <text:span text:style-name="T54">It seems to me now with the benefit of hindsight that our civil war was wisely fought and our Empire is better off with her at the helm.</text:span></text:p>
      <text:p text:style-name="P112"/>
      <text:p text:style-name="P113">5 March</text:p>
      <text:p text:style-name="P113"/>
      <text:p text:style-name="P113">There must be more to life than this, and I will find it.</text:p>
      <text:p text:style-name="P113"/>
      <text:p text:style-name="P113">30 March</text:p>
      <text:p text:style-name="P113"/>
      <text:p text:style-name="P113">My wife, Adelaida, has confessed to me she wishes my nieces were dead so that our rule would be more absolute. I was shocked to hear this. I have had enough and realized I am not content sharing my life with this spoiled woman any longer. I have asked the head of my church to forgive my oath to God and allow, in light of this grave revelation, a divorce from this woman. Please God forgive my straying from your light I am only trying to do what is right.</text:p>
      <text:p text:style-name="P113"/>
      <text:p text:style-name="P114">1 April</text:p>
      <text:p text:style-name="P114"/>
      <text:p text:style-name="P114">After a bried discussion with the Bishop he agreed immediately the marriage was null and even suggested we burn her at the stake for witchcraft. I dissagreed and instead made arrangements for a small boat to bring her to Italy, her home, and leave her there. Alexandros, only 8, seems to undertand that we were never happy together and thankfully he is not so young as to sorely miss his mommy.</text:p>
      <text:p text:style-name="P114"/>
      <text:p text:style-name="P114">3 May</text:p>
      <text:p text:style-name="P114"/>
      <text:p text:style-name="P114"><text:soft-page-break/>I have started working in the vast gardens of the palace. It feels good to get out in the sunshine and strech my fingers. I am looking forward to watching my plants grow and enjoying the harvest this autumn.</text:p>
      <text:p text:style-name="P114"/>
      <text:p text:style-name="P115">26 June</text:p>
      <text:p text:style-name="P115"/>
      <text:p text:style-name="P115">Working hard with my gardeners we have dug canals, pulled the weeds, and even planted a hedge maze for the children. I am proud of our accomplishments and have learned a lot about organization, management, and fullfilment.</text:p>
      <text:p text:style-name="P115"/>
      <text:p text:style-name="P116">9 August</text:p>
      <text:p text:style-name="P116"/>
      <text:p text:style-name="P116">Once more Muslim raiders have pilliaged the suburbs of Constantinople.</text:p>
      <text:p text:style-name="P116"/>
      <text:p text:style-name="P116">26 August</text:p>
      <text:p text:style-name="P116"/>
      <text:p text:style-name="P116">The war in the east seems to have reached a kind of stand still. Our soldiers have been unable to gain any ground much further than Melitene but have been able to fend off any Arabic attempts to take the city or cross the Euphretes as well.</text:p>
      <text:p text:style-name="P116"/>
      <text:p text:style-name="P124">951</text:p>
      <text:p text:style-name="P124"/>
      <text:p text:style-name="P116">4 March</text:p>
      <text:p text:style-name="P116"/>
      <text:p text:style-name="P116">I had to ask one of my commanders, one we call Red-cheecks, to leave our lands and never come back. Red-cheecks had gotten very drunk and acted in a way unbefitting a chimpanzee let alone a military captain. He did not put up any sort of fight but I feel sort of bad for him now, afterall he has no where else to go…</text:p>
      <text:p text:style-name="P116"/>
      <text:p text:style-name="P117">4 April</text:p>
      <text:p text:style-name="P117"/>
      <text:p text:style-name="P118"><text:span text:style-name="T55">For many years now travellers passing through the empire have told us terrible and fantastic stories of great tribal warlords past the Caspian sea in the far east. At first they seemed like fairytales but one after another every merchant and pilgrim shared these troubling stories about the Seljuks or the Ghaznavids and made a point trying to explain their uncomprehendable might to us.These stories take place </text:span><text:span text:style-name="T11">even as</text:span><text:span text:style-name="T55"> far as the end of the earth even on the distan shores of the Hindus river where even mighty Alexander fell. Distant but the warnings are all too close for comfort. Some call these vast armies “greater than the hosts of heaven plus the hosts of hell” I myself have started to come around to believing them only because for years now each traveller has a similar story, a dire warning, to impart upon us. I still believe in the strength of our empire but if these stories prove to be true, what can the Romans do in the face of a host of demons…</text:span></text:p>
      <text:p text:style-name="P118"/>
      <text:p text:style-name="P119">1 October</text:p>
      <text:p text:style-name="P119"/>
      <text:p text:style-name="P119">A new uprising of Christian mystics in Anatolia has necessatated the recall of our great armies from Melitene to prevent an outbreak of rebellion. A garrisoned force will be left behind in the east to protect our interetsts along the Euphretes but capture of Aleppo, let alone Antioch, seems unlikely at this time.</text:p>
      <text:p text:style-name="P119"/>
      <text:p text:style-name="P125"><text:soft-page-break/>952</text:p>
      <text:p text:style-name="P125"/>
      <text:p text:style-name="P119">20 February</text:p>
      <text:p text:style-name="P119"/>
      <text:p text:style-name="P119">My 50<text:span text:style-name="T34">th</text:span> birthday. A meloncholy affair. I look in the mirror and hardly recognize myself. Where did all this white hair come from? And these wrinkles! Oh heavens what a drag it is getting older. I still feel much the same as I did when I was Alexandros’ age still a young school boy <text:span text:style-name="T56">or the increadible angst of wondering if my father would ever return from Crete. I remember the crowning of Romanos just around my own coming of age and I remember feeling such hope, such invinciability in the face of danger after the defeat of Bulgaria. Now by no means is my life over, theres a lot of fight still in these bones, but I am not the man I once was. The people have begun to revere me as “the chase Doux” a small wonder when so many of my peers fall so deep into the depths of temptation. I have God alone to thank for my strength and when even that is exhasted I will have God alone as in this life so the next.</text:span></text:p>
      <text:p text:style-name="P119"/>
      <text:p text:style-name="P120">19 May</text:p>
      <text:p text:style-name="P120"/>
      <text:p text:style-name="P120">I feel absolutely dreadful! Never in my life have I been so ill. My head is screaming my body is aching and my lungs will not stop coughing! I would beg for death but that I wish to see Alexandros grow into a man, I wish to see him married, and I wish to see the flash of youth that once I had has now been lost.</text:p>
      <text:p text:style-name="P120"/>
      <text:p text:style-name="P120">10 June </text:p>
      <text:p text:style-name="P120"/>
      <text:p text:style-name="P120">Still I cant hardly get out of bed. I...feel….so...weak…</text:p>
      <text:p text:style-name="P120"/>
      <text:p text:style-name="P121">28 June</text:p>
      <text:p text:style-name="P121"/>
      <text:p text:style-name="P121">I have placed the regency of my rule in the care of my Bishop, Makarios. Should anything happen to me he has promised to raise Alexandros and see to it that he is made fit for imperial duty.</text:p>
      <text:p text:style-name="P121"/>
      <text:p text:style-name="P121">13 August</text:p>
      <text:p text:style-name="P121"/>
      <text:p text:style-name="P121">King-Consort Pantherios has returned to Italy with 4,500 men in a renewed attempt to bring Amalfi and Capua back under Roman control.</text:p>
      <text:p text:style-name="P121"/>
      <text:p text:style-name="P121"/>
      <text:p text:style-name="P121">23 September</text:p>
      <text:p text:style-name="P121"/>
      <text:p text:style-name="P121">A siege has been laid around the city of Capua. Attacking by land rather than sea Pantherios hopes for better luck in this campaign than his last.</text:p>
      <text:p text:style-name="P121"/>
      <text:p text:style-name="P122">5 October</text:p>
      <text:p text:style-name="P122"/>
      <text:p text:style-name="P122">At the age of 50 Doux Georgios the Chaste has passed away. After months of illness the deadly affliction has gotten the best of him and he died in his bed unable to draw breath anymore. He received his last rights and was laid to rest in the great mausoleum among his father and other Lykian nobles. Georgios failed to make a name for himself and will likely be forgotten. The only lasting testament to his reign will be the mural to St. George in the cathedral, the beginnings of Halikarnososs villiage, and an era of distrust and superstition between Rhodos and Lykia. Alexandros, only 11 years old, has been <text:soft-page-break/>named “Doux of Cibyrrha” but as he is only a child a council of regency, headed by the bishop Makarios, will administer the day to day functions of the realm. <text:span text:style-name="T57">Long live Doux Alexandros!</text:span></text:p>
      <text:p text:style-name="P117"/>
      <text:p text:style-name="P117"/>
      <text:p text:style-name="P115"/>
      <text:p text:style-name="P73"/>
      <text:p text:style-name="P73"/>
      <text:p text:style-name="P106"/>
      <text:p text:style-name="P10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562111"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ewyear" style:family="paragraph" style:parent-style-name="Standard">
      <style:paragraph-properties fo:text-align="center" style:justify-single-word="false"/>
      <style:text-properties fo:font-size="15pt" fo:font-weight="bold" officeooo:rsid="00549e98" style:font-size-asian="13.1000003814697pt" style:font-weight-asian="bold" style:font-size-complex="1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9T15:03:03.747914918</meta:creation-date>
    <dc:date>2020-03-21T02:49:31.955174768</dc:date>
    <meta:editing-duration>PT1H15M39S</meta:editing-duration>
    <meta:editing-cycles>19</meta:editing-cycles>
    <meta:generator>LibreOffice/6.3.5.2$Linux_X86_64 LibreOffice_project/30$Build-2</meta:generator>
    <meta:document-statistic meta:table-count="0" meta:image-count="0" meta:object-count="0" meta:page-count="26" meta:paragraph-count="351" meta:word-count="11042" meta:character-count="61005" meta:non-whitespace-character-count="50288"/>
  </office:meta>
</office:document-meta>
</file>